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82cm" fo:margin-left="-0.028cm" fo:margin-right="0.035cm" table:align="margins"/>
    </style:style>
    <style:style style:name="Table2.A" style:family="table-column">
      <style:table-column-properties style:column-width="2.692cm" style:rel-column-width="10032*"/>
    </style:style>
    <style:style style:name="Table2.B" style:family="table-column">
      <style:table-column-properties style:column-width="9.125cm" style:rel-column-width="34010*"/>
    </style:style>
    <style:style style:name="Table2.C" style:family="table-column">
      <style:table-column-properties style:column-width="1.035cm" style:rel-column-width="3859*"/>
    </style:style>
    <style:style style:name="Table2.D" style:family="table-column">
      <style:table-column-properties style:column-width="4.731cm" style:rel-column-width="17634*"/>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1" style:family="table-row">
      <style:table-row-properties style:min-row-height="0.702cm"/>
    </style:style>
    <style:style style:name="Table2.B2.1.1" style:family="table-cell">
      <style:table-cell-properties fo:padding="0.097cm" fo:border-left="0.002cm solid #000000" fo:border-right="none" fo:border-top="none" fo:border-bottom="0.002cm solid #000000"/>
    </style:style>
    <style:style style:name="Table2.B2.3.1" style:family="table-cell">
      <style:table-cell-properties fo:padding="0.097cm" fo:border-left="0.002cm solid #000000" fo:border-right="0.002cm solid #000000" fo:border-top="none" fo:border-bottom="0.002cm solid #000000"/>
    </style:style>
    <style:style style:name="Table2.B3.1" style:family="table-column">
      <style:table-column-properties style:column-width="2.716cm" style:rel-column-width="10126*"/>
    </style:style>
    <style:style style:name="Table2.B3.2" style:family="table-column">
      <style:table-column-properties style:column-width="0.051cm" style:rel-column-width="190*"/>
    </style:style>
    <style:style style:name="Table2.B3.3" style:family="table-column">
      <style:table-column-properties style:column-width="6.355cm" style:rel-column-width="23691*"/>
    </style:style>
    <style:style style:name="Table2.B3.5" style:family="table-column">
      <style:table-column-properties style:column-width="4.733cm" style:rel-column-width="17637*"/>
    </style:style>
    <style:style style:name="Table2.B3.2.2.1" style:family="table-column">
      <style:table-column-properties style:column-width="6.406cm" style:rel-column-width="23878*"/>
    </style:style>
    <style:style style:name="Table2.B3.2.2.3" style:family="table-column">
      <style:table-column-properties style:column-width="4.733cm" style:rel-column-width="17640*"/>
    </style:style>
    <style:style style:name="Table2.B3.1.3.1" style:family="table-column">
      <style:table-column-properties style:column-width="2.716cm" style:rel-column-width="10125*"/>
    </style:style>
    <style:style style:name="Table2.B3.1.3.2" style:family="table-column">
      <style:table-column-properties style:column-width="6.406cm" style:rel-column-width="23880*"/>
    </style:style>
    <style:style style:name="Table2.B3.1.3.3" style:family="table-column">
      <style:table-column-properties style:column-width="1.035cm" style:rel-column-width="3861*"/>
    </style:style>
    <style:style style:name="Table2.B3.1.3.2.2.1" style:family="table-column">
      <style:table-column-properties style:column-width="6.406cm" style:rel-column-width="23881*"/>
    </style:style>
    <style:style style:name="Table2.B3.1.3.2.2.2" style:family="table-column">
      <style:table-column-properties style:column-width="1.035cm" style:rel-column-width="3860*"/>
    </style:style>
    <style:style style:name="Table2.B3.1.5.1" style:family="table-column">
      <style:table-column-properties style:column-width="2.768cm" style:rel-column-width="10316*"/>
    </style:style>
    <style:style style:name="Table2.B3.1.5.2" style:family="table-column">
      <style:table-column-properties style:column-width="6.355cm" style:rel-column-width="23690*"/>
    </style:style>
    <style:style style:name="Table2.B3.3.7.1" style:family="table-column">
      <style:table-column-properties style:column-width="6.355cm" style:rel-column-width="23688*"/>
    </style:style>
    <style:style style:name="Table2.B3.1.8.1" style:family="table-row">
      <style:table-row-properties style:min-row-height="0.572cm"/>
    </style:style>
    <style:style style:name="Table2.B3.1.9.1" style:family="table-column">
      <style:table-column-properties style:column-width="2.743cm" style:rel-column-width="10224*"/>
    </style:style>
    <style:style style:name="Table2.B3.1.9.2" style:family="table-column">
      <style:table-column-properties style:column-width="6.38cm" style:rel-column-width="23782*"/>
    </style:style>
    <style:style style:name="Table2.B3.1.11.1" style:family="table-column">
      <style:table-column-properties style:column-width="2.746cm" style:rel-column-width="10237*"/>
    </style:style>
    <style:style style:name="Table2.B3.1.11.2" style:family="table-column">
      <style:table-column-properties style:column-width="6.376cm" style:rel-column-width="23768*"/>
    </style:style>
    <style:style style:name="Table2.B3.1.11.2.2.1" style:family="table-column">
      <style:table-column-properties style:column-width="6.376cm" style:rel-column-width="23769*"/>
    </style:style>
    <style:style style:name="Table2.B3.2.13.1" style:family="table-column">
      <style:table-column-properties style:column-width="6.392cm" style:rel-column-width="23825*"/>
    </style:style>
    <style:style style:name="Table2.B3.2.13.2" style:family="table-column">
      <style:table-column-properties style:column-width="1.037cm" style:rel-column-width="3865*"/>
    </style:style>
    <style:style style:name="Table2.B3.2.13.3" style:family="table-column">
      <style:table-column-properties style:column-width="4.745cm" style:rel-column-width="17687*"/>
    </style:style>
    <style:style style:name="Table2.B4.1" style:family="table-column">
      <style:table-column-properties style:column-width="2.746cm" style:rel-column-width="10236*"/>
    </style:style>
    <style:style style:name="Table2.B4.2" style:family="table-column">
      <style:table-column-properties style:column-width="6.378cm" style:rel-column-width="23773*"/>
    </style:style>
    <style:style style:name="Table2.B4.4" style:family="table-column">
      <style:table-column-properties style:column-width="4.731cm" style:rel-column-width="17635*"/>
    </style:style>
    <style:style style:name="Table2.B4.2.3.1" style:family="table-column">
      <style:table-column-properties style:column-width="6.376cm" style:rel-column-width="23767*"/>
    </style:style>
    <style:style style:name="Table2.B4.2.3.3" style:family="table-column">
      <style:table-column-properties style:column-width="4.733cm" style:rel-column-width="17641*"/>
    </style:style>
    <style:style style:name="Table2.B5.1.2.1" style:family="table-column">
      <style:table-column-properties style:column-width="9.125cm" style:rel-column-width="34009*"/>
    </style:style>
    <style:style style:name="Table2.B5.1.2.2" style:family="table-row">
      <style:table-row-properties style:min-row-height="0.575cm"/>
    </style:style>
    <style:style style:name="Table2.B5.1.2.3" style:family="table-row">
      <style:table-row-properties style:min-row-height="0.196cm"/>
    </style:style>
    <style:style style:name="Table2.B5.3.2.1" style:family="table-row">
      <style:table-row-properties style:min-row-height="0.617cm"/>
    </style:style>
    <style:style style:name="Table2.B5.3.2.2" style:family="table-row">
      <style:table-row-properties style:min-row-height="0.577cm"/>
    </style:style>
    <style:style style:name="Table2.B5.3.2.3" style:family="table-row">
      <style:table-row-properties style:min-row-height="0.365cm"/>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ab-stops>
          <style:tab-stop style:position="6.946cm"/>
        </style:tab-stops>
      </style:paragraph-properties>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2">
      <style:text-properties style:language-asian="zh" style:country-asian="TW"/>
    </style:style>
    <style:style style:name="P16" style:family="paragraph" style:parent-style-name="Standard">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able_20_Contents">
      <style:text-properties style:font-name="Courier New1"/>
    </style:style>
    <style:style style:name="P19" style:family="paragraph" style:parent-style-name="Table_20_Contents">
      <style:text-properties style:language-asian="zh" style:country-asian="TW"/>
    </style:style>
    <style:style style:name="P20" style:family="paragraph" style:parent-style-name="Code_20_Indent_20_2">
      <style:text-properties style:language-asian="zh" style:country-asian="TW"/>
    </style:style>
    <style:style style:name="P21" style:family="paragraph" style:parent-style-name="Heading_20_2" style:master-page-name="">
      <style:text-properties style:language-asian="zh" style:country-asian="TW"/>
    </style:style>
    <style:style style:name="P22" style:family="paragraph" style:parent-style-name="Standard">
      <style:paragraph-properties fo:keep-with-next="auto"/>
      <style:text-properties style:language-asian="zh" style:country-asian="TW"/>
    </style:style>
    <style:style style:name="P23" style:family="paragraph" style:parent-style-name="Heading_20_3">
      <style:paragraph-properties fo:margin-left="0cm" fo:margin-right="0cm" fo:text-align="justify" style:justify-single-word="false" fo:text-indent="0cm" style:auto-text-indent="false"/>
      <style:text-properties fo:font-size="12pt" style:font-size-asian="12pt" style:language-asian="zh" style:country-asian="TW" style:font-size-complex="12pt"/>
    </style:style>
    <style:style style:name="P24" style:family="paragraph" style:parent-style-name="Code_20_Indent_20_2">
      <style:text-properties fo:color="#0000ff"/>
    </style:style>
    <style:style style:name="P25" style:family="paragraph" style:parent-style-name="Code_20_Indent_20_2">
      <style:text-properties fo:color="#ff0000"/>
    </style:style>
    <style:style style:name="P26" style:family="paragraph" style:parent-style-name="Standard">
      <style:paragraph-properties fo:margin-left="0cm" fo:margin-right="0cm" fo:text-indent="0cm" style:auto-text-indent="false"/>
      <style:text-properties style:language-asian="zh" style:country-asian="TW"/>
    </style:style>
    <style:style style:name="P27" style:family="paragraph" style:parent-style-name="Standard">
      <style:paragraph-properties fo:margin-left="0cm" fo:margin-right="0cm" fo:text-indent="0cm" style:auto-text-indent="false"/>
    </style:style>
    <style:style style:name="P28" style:family="paragraph" style:parent-style-name="Standard" style:list-style-name="L2">
      <style:text-properties style:language-asian="zh" style:country-asian="TW"/>
    </style:style>
    <style:style style:name="P29" style:family="paragraph" style:parent-style-name="Code_20_Indent_20_2">
      <style:text-properties fo:color="#000000" style:font-name="Courier New1" fo:font-size="10pt" style:font-name-asian="Courier New1" style:font-size-asian="10pt" style:language-asian="zh" style:country-asian="TW" style:font-name-complex="Courier New1" style:font-size-complex="10pt"/>
    </style:style>
    <style:style style:name="P30" style:family="paragraph" style:parent-style-name="Code_20_Indent_20_2">
      <style:text-properties fo:color="#000000" style:font-name="Courier New1" fo:font-size="10pt" style:font-name-asian="Courier New1" style:font-size-asian="10pt" style:font-name-complex="Courier New1" style:font-size-complex="10pt"/>
    </style:style>
    <style:style style:name="P31" style:family="paragraph" style:parent-style-name="Heading_20_2" style:master-page-name="">
      <style:paragraph-properties fo:keep-with-next="auto"/>
      <style:text-properties style:language-asian="zh" style:country-asian="TW"/>
    </style:style>
    <style:style style:name="P32" style:family="paragraph" style:parent-style-name="Standard" style:master-page-name="">
      <style:paragraph-properties fo:keep-with-next="auto"/>
      <style:text-properties style:language-asian="zh" style:country-asian="TW"/>
    </style:style>
    <style:style style:name="P33" style:family="paragraph" style:parent-style-name="Heading_20_2">
      <style:paragraph-properties fo:keep-with-next="auto"/>
      <style:text-properties style:language-asian="zh" style:country-asian="TW"/>
    </style:style>
    <style:style style:name="P34" style:family="paragraph" style:parent-style-name="Text_20_body">
      <style:paragraph-properties fo:keep-with-next="auto"/>
      <style:text-properties style:language-asian="zh" style:country-asian="TW"/>
    </style:style>
    <style:style style:name="P35" style:family="paragraph" style:parent-style-name="Code_20_Indent_20_2">
      <style:text-properties fo:color="#800000"/>
    </style:style>
    <style:style style:name="P36" style:family="paragraph" style:parent-style-name="Code_20_Indent_20_2">
      <style:text-properties fo:color="#000000" style:language-asian="zh" style:country-asian="TW"/>
    </style:style>
    <style:style style:name="P37" style:family="paragraph" style:parent-style-name="Code_20_Indent_20_2">
      <style:text-properties fo:color="#008000"/>
    </style:style>
    <style:style style:name="P38" style:family="paragraph" style:parent-style-name="Code_20_Indent_20_2">
      <style:text-properties fo:font-weight="bold" style:font-weight-asian="bold" style:font-weight-complex="bold"/>
    </style:style>
    <style:style style:name="P39" style:family="paragraph" style:parent-style-name="Code_20_Indent_20_2">
      <style:text-properties fo:font-weight="normal" style:font-weight-asian="normal" style:font-weight-complex="normal"/>
    </style:style>
    <style:style style:name="P40" style:family="paragraph" style:parent-style-name="Standard" style:master-page-name="">
      <style:text-properties style:language-asian="zh" style:country-asian="TW"/>
    </style:style>
    <style:style style:name="P41" style:family="paragraph" style:parent-style-name="Text_20_body_20_indent">
      <style:paragraph-properties fo:margin-left="0cm" fo:margin-right="0cm" fo:text-indent="0cm" style:auto-text-indent="false"/>
      <style:text-properties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Standard" style:master-page-name="">
      <style:paragraph-properties fo:margin-left="0cm" fo:margin-right="0cm" fo:text-indent="0cm" style:auto-text-indent="false"/>
      <style:text-properties style:language-asian="zh" style:country-asian="TW"/>
    </style:style>
    <style:style style:name="P45" style:family="paragraph" style:parent-style-name="Heading_20_2">
      <style:paragraph-properties fo:margin-left="0cm" fo:margin-right="0cm" fo:text-indent="0cm" style:auto-text-indent="false"/>
      <style:text-properties style:language-asian="zh" style:country-asian="TW"/>
    </style:style>
    <style:style style:name="P46" style:family="paragraph" style:parent-style-name="Text_20_body_20_indent_20_2">
      <style:paragraph-properties fo:margin-left="0cm" fo:margin-right="0cm" fo:text-indent="0cm" style:auto-text-indent="false"/>
      <style:text-properties style:font-name="Courier New1" style:language-asian="zh" style:country-asian="TW"/>
    </style:style>
    <style:style style:name="P47" style:family="paragraph" style:parent-style-name="Text_20_body_20_indent_20_2">
      <style:paragraph-properties fo:margin-left="0cm" fo:margin-right="0cm" fo:text-indent="0cm" style:auto-text-indent="false"/>
      <style:text-properties style:language-asian="zh" style:country-asian="TW"/>
    </style:style>
    <style:style style:name="P48" style:family="paragraph" style:parent-style-name="Heading_20_2" style:master-page-name="">
      <style:paragraph-properties fo:margin-left="0cm" fo:margin-right="0cm" fo:text-indent="0cm" style:auto-text-indent="false" fo:keep-with-next="auto"/>
      <style:text-properties style:language-asian="zh" style:country-asian="TW"/>
    </style:style>
    <style:style style:name="P49" style:family="paragraph" style:parent-style-name="Heading_20_2" style:master-page-name="">
      <style:paragraph-properties fo:margin-left="0cm" fo:margin-right="0cm" fo:text-indent="0cm" style:auto-text-indent="false" fo:keep-with-next="auto"/>
    </style:style>
    <style:style style:name="P50" style:family="paragraph" style:parent-style-name="Heading_20_1">
      <style:text-properties style:language-asian="zh" style:country-asian="TW"/>
    </style:style>
    <style:style style:name="P51" style:family="paragraph" style:parent-style-name="Text_20_body">
      <style:paragraph-properties fo:margin-left="0cm" fo:margin-right="0cm" fo:text-indent="0cm" style:auto-text-indent="false"/>
      <style:text-properties style:language-asian="zh" style:country-asian="TW"/>
    </style:style>
    <style:style style:name="P52" style:family="paragraph" style:parent-style-name="Text_20_body" style:list-style-name="L3">
      <style:paragraph-properties fo:margin-left="0cm" fo:margin-right="0cm" fo:text-indent="0cm" style:auto-text-indent="false"/>
      <style:text-properties style:language-asian="zh" style:country-asian="TW"/>
    </style:style>
    <style:style style:name="P53" style:family="paragraph" style:parent-style-name="Heading_20_2" style:master-page-name="">
      <style:paragraph-properties fo:margin-left="0cm" fo:margin-right="0cm" fo:text-indent="0cm" style:auto-text-indent="false" fo:keep-with-next="auto"/>
      <style:text-properties fo:font-weight="bold" style:language-asian="zh" style:country-asian="TW" style:font-weight-asian="bold" style:font-weight-complex="bold"/>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text-properties style:language-asian="zh" style:country-asian="TW"/>
    </style:style>
    <style:style style:name="P56" style:family="paragraph" style:parent-style-name="List_20_Heading">
      <style:text-properties style:font-name="Courier New1"/>
    </style:style>
    <style:style style:name="P57" style:family="paragraph" style:parent-style-name="Table_20_Contents">
      <style:paragraph-properties fo:text-align="center" style:justify-single-word="false"/>
    </style:style>
    <style:style style:name="P58" style:family="paragraph" style:parent-style-name="List_20_Heading">
      <style:text-properties style:font-name="Courier New1" style:language-asian="zh" style:country-asian="TW"/>
    </style:style>
    <style:style style:name="P59" style:family="paragraph" style:parent-style-name="List_20_Heading">
      <style:paragraph-properties fo:text-align="center" style:justify-single-word="false"/>
      <style:text-properties style:font-name="Courier New1" style:language-asian="zh" style:country-asian="TW"/>
    </style:style>
    <style:style style:name="P60" style:family="paragraph" style:parent-style-name="List_20_Heading">
      <style:paragraph-properties fo:text-align="center" style:justify-single-word="false"/>
      <style:text-properties style:font-name="Courier New1"/>
    </style:style>
    <style:style style:name="P61" style:family="paragraph" style:parent-style-name="Table_20_Contents">
      <style:text-properties fo:font-size="8pt" style:font-size-asian="8pt" style:language-asian="zh" style:country-asian="TW" style:font-size-complex="8pt"/>
    </style:style>
    <style:style style:name="P62" style:family="paragraph" style:parent-style-name="Table_20_Contents">
      <style:text-properties fo:font-size="8pt" style:font-size-asian="8pt" style:font-size-complex="8pt"/>
    </style:style>
    <style:style style:name="P63" style:family="paragraph" style:parent-style-name="List_20_Heading">
      <style:text-properties style:font-name="Courier New1" fo:font-size="8pt" style:font-size-asian="8pt" style:language-asian="zh" style:country-asian="TW" style:font-size-complex="8pt"/>
    </style:style>
    <style:style style:name="P64" style:family="paragraph" style:parent-style-name="List_20_Contents">
      <style:paragraph-properties fo:margin-left="0cm" fo:margin-right="0cm" fo:text-indent="0cm" style:auto-text-indent="false"/>
      <style:text-properties style:font-name="Courier New1" fo:font-size="8pt" style:font-size-asian="8pt" style:language-asian="zh" style:country-asian="TW" style:font-size-complex="8pt"/>
    </style:style>
    <style:style style:name="P65" style:family="paragraph" style:parent-style-name="Table_20_Contents">
      <style:text-properties style:font-name="Courier New1"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style:text-underline-style="solid" style:text-underline-width="auto" style:text-underline-color="font-color" style:language-asian="zh" style:country-asian="TW"/>
    </style:style>
    <style:style style:name="T4" style:family="text">
      <style:text-properties style:text-underline-style="solid" style:text-underline-width="auto" style:text-underline-color="font-color"/>
    </style:style>
    <style:style style:name="T5" style:family="text">
      <style:text-properties fo:color="#000000" style:font-name="Courier New1" fo:font-size="10pt" style:font-name-asian="Courier New1" style:font-size-asian="10pt" style:language-asian="zh" style:country-asian="TW" style:font-name-complex="Courier New1" style:font-size-complex="10pt"/>
    </style:style>
    <style:style style:name="T6" style:family="text">
      <style:text-properties fo:color="#0000ff"/>
    </style:style>
    <style:style style:name="T7" style:family="text">
      <style:text-properties fo:color="#000000"/>
    </style:style>
    <style:style style:name="T8"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9" style:family="text">
      <style:text-properties fo:font-weight="bold" style:font-weight-asian="bold" style:font-weight-complex="bold"/>
    </style:style>
    <style:style style:name="T10" style:family="text">
      <style:text-properties fo:color="#800080" fo:font-weight="bold" style:font-weight-asian="bold" style:font-weight-complex="bold"/>
    </style:style>
    <style:style style:name="T11" style:family="text">
      <style:text-properties fo:color="#005032" style:font-name="Courier New1" fo:font-size="10pt" fo:font-weight="bold" style:font-name-asian="Courier New1" style:font-size-asian="10pt" style:font-weight-asian="bold" style:font-name-complex="Courier New1" style:font-size-complex="10pt" style:font-weight-complex="bold"/>
    </style:style>
    <style:style style:name="T12" style:family="text">
      <style:text-properties fo:color="#800080" fo:font-weight="bold" style:language-asian="zh" style:country-asian="TW" style:font-weight-asian="bold" style:font-weight-complex="bold"/>
    </style:style>
    <style:style style:name="T13" style:family="text">
      <style:text-properties fo:color="#000000" style:font-name="Courier New1" fo:font-size="10pt" style:font-name-asian="Courier New1" style:font-size-asian="10pt" style:font-name-complex="Courier New1" style:font-size-complex="10pt"/>
    </style:style>
    <style:style style:name="T14"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5" style:family="text">
      <style:text-properties fo:color="#008000" style:language-asian="zh" style:country-asian="TW"/>
    </style:style>
    <style:style style:name="T16" style:family="text">
      <style:text-properties fo:color="#993366"/>
    </style:style>
    <style:style style:name="T17" style:family="text">
      <style:text-properties fo:color="#800080"/>
    </style:style>
    <style:style style:name="T18" style:family="text">
      <style:text-properties fo:color="#0000ff" style:language-asian="zh" style:country-asian="TW"/>
    </style:style>
    <style:style style:name="T19" style:family="text">
      <style:text-properties fo:color="#000000" style:language-asian="zh" style:country-asian="TW"/>
    </style:style>
    <style:style style:name="T20" style:family="text">
      <style:text-properties fo:color="#000000" fo:font-weight="bold" style:language-asian="zh" style:country-asian="TW" style:font-weight-asian="bold" style:font-weight-complex="bold"/>
    </style:style>
    <style:style style:name="T21" style:family="text">
      <style:text-properties fo:color="#000000" fo:font-weight="bold" style:font-weight-asian="bold" style:font-weight-complex="bold"/>
    </style:style>
    <style:style style:name="T22" style:family="text">
      <style:text-properties fo:color="#008000"/>
    </style:style>
    <style:style style:name="T23" style:family="text">
      <style:text-properties fo:color="#0000ff" fo:font-weight="bold" style:language-asian="zh" style:country-asian="TW" style:font-weight-asian="bold" style:font-weight-complex="bold"/>
    </style:style>
    <style:style style:name="T24" style:family="text">
      <style:text-properties fo:color="#008000" fo:font-weight="normal" style:font-weight-asian="normal" style:font-weight-complex="normal"/>
    </style:style>
    <style:style style:name="T25" style:family="text">
      <style:text-properties fo:color="#008000" fo:font-weight="normal" style:language-asian="zh" style:country-asian="TW" style:font-weight-asian="normal" style:font-weight-complex="normal"/>
    </style:style>
    <style:style style:name="T26" style:family="text">
      <style:text-properties fo:color="#800080" style:language-asian="zh" style:country-asian="TW"/>
    </style:style>
    <style:style style:name="T27" style:family="text">
      <style:text-properties fo:font-weight="normal" style:font-weight-asian="normal" style:font-weight-complex="normal"/>
    </style:style>
    <style:style style:name="T28" style:family="text">
      <style:text-properties style:font-name="Courier New1"/>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style:language-asian="zh" style:country-asian="TW" style:font-style-asian="normal" style:font-style-complex="normal"/>
    </style:style>
    <style:style style:name="T32" style:family="text">
      <style:text-properties fo:font-style="italic" style:language-asian="zh" style:country-asian="TW" style:font-style-asian="italic" style:font-style-complex="italic"/>
    </style:style>
    <style:style style:name="T33" style:family="text">
      <style:text-properties fo:font-size="9pt" fo:font-weight="bold" style:font-size-asian="9pt" style:font-weight-asian="bold" style:font-size-complex="9pt" style:font-weight-complex="bold"/>
    </style:style>
    <style:style style:name="T34" style:family="text">
      <style:text-properties fo:color="#0000ff" fo:font-size="9pt" fo:font-weight="bold" style:font-size-asian="9pt" style:font-weight-asian="bold" style:font-size-complex="9pt" style:font-weight-complex="bold"/>
    </style:style>
    <style:style style:name="T35" style:family="text">
      <style:text-properties style:font-name="Arial"/>
    </style:style>
    <style:style style:name="T36" style:family="text">
      <style:text-properties style:font-name="Arial" style:language-asian="zh" style:country-asian="TW"/>
    </style:style>
    <style:style style:name="T37" style:family="text">
      <style:text-properties fo:font-weight="bold" style:language-asian="zh" style:country-asian="TW" style:font-weight-asian="bold" style:font-weight-complex="bold"/>
    </style:style>
    <style:style style:name="T38" style:family="text">
      <style:text-properties style:font-name="Arial" style:text-underline-style="none"/>
    </style:style>
    <style:style style:name="T39" style:family="text">
      <style:text-properties style:font-name="Ari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 </text:p>
      <text:p text:style-name="P2">SIMPLY RICH</text:p>
      <text:p text:style-name="P3">ZK JSP Tags<text:span text:style-name="T1">TM</text:span></text:p>
      <text:p text:style-name="P4">User Guide</text:p>
      <text:p text:style-name="P5">Version 1.2.0</text:p>
      <text:p text:style-name="P6">April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Before You Start<text:tab/>5</text:p>
          <text:p text:style-name="P14"><text:a xlink:type="simple" xlink:href="#1.1.New to JSP|outline" text:style-name="Internet_20_link" text:visited-style-name="Internet_20_link">New to JSP<text:tab/>5</text:a></text:p>
          <text:p text:style-name="P14"><text:a xlink:type="simple" xlink:href="#1.2.New to ZK|outline" text:style-name="Internet_20_link" text:visited-style-name="Internet_20_link">New to ZK<text:tab/>5</text:a></text:p>
          <text:p text:style-name="P14"><text:a xlink:type="simple" xlink:href="#1.3.What to Download|outline" text:style-name="Internet_20_link" text:visited-style-name="Internet_20_link">What to Download<text:tab/>5</text:a></text:p>
          <text:p text:style-name="P13">2. Installation<text:tab/>6</text:p>
          <text:p text:style-name="P14"><text:a xlink:type="simple" xlink:href="#2.1.Install ZK to Your Web Archive First.|outline" text:style-name="Internet_20_link" text:visited-style-name="Internet_20_link">Install ZK to Your Web Archive First.<text:tab/>6</text:a></text:p>
          <text:p text:style-name="P14"><text:a xlink:type="simple" xlink:href="#2.2.Install ZK JSP Tags|outline" text:style-name="Internet_20_link" text:visited-style-name="Internet_20_link">Install ZK JSP Tags<text:tab/>6</text:a></text:p>
          <text:p text:style-name="P14"><text:a xlink:type="simple" xlink:href="#2.3.Additional Configurations for ZK JSP Tags  in web.xml|outline" text:style-name="Internet_20_link" text:visited-style-name="Internet_20_link">Additional Configurations for ZK JSP Tags <text:s/>in web.xml<text:tab/>6</text:a></text:p>
          <text:p text:style-name="P13">3. Declare ZK JSP tags in your JSP Document<text:tab/>7</text:p>
          <text:p text:style-name="P14"><text:a xlink:type="simple" xlink:href="#3.1.Taglib Declaration|outline" text:style-name="Internet_20_link" text:visited-style-name="Internet_20_link">Taglib Declaration<text:tab/>7</text:a></text:p>
          <text:p text:style-name="P14"><text:a xlink:type="simple" xlink:href="#3.2.Component Tag Declaration|outline" text:style-name="Internet_20_link" text:visited-style-name="Internet_20_link">Component Tag Declaration<text:tab/>7</text:a></text:p>
          <text:p text:style-name="P14"><text:a xlink:type="simple" xlink:href="#3.3.Transform Your ZK Component Set to ZK JSP Tags|outline" text:style-name="Internet_20_link" text:visited-style-name="Internet_20_link">Transform Your ZK Component Set to ZK JSP Tags<text:tab/>8</text:a></text:p>
          <text:p text:style-name="P13">4. Expression Language(EL) in ZK JSP<text:tab/>9</text:p>
          <text:p text:style-name="P14"><text:a xlink:type="simple" xlink:href="#4.1.Introduction|outline" text:style-name="Internet_20_link" text:visited-style-name="Internet_20_link">Introduction<text:tab/>9</text:a></text:p>
          <text:p text:style-name="P14"><text:a xlink:type="simple" xlink:href="#4.2.Use ZK Components as a Bean Variable  in EL |outline" text:style-name="Internet_20_link" text:visited-style-name="Internet_20_link">Use ZK Components as a Bean Variable <text:s/>in EL <text:tab/>9</text:a></text:p>
          <text:p text:style-name="P14"><text:a xlink:type="simple" xlink:href="#4.3.Use zscript Variable  in EL |outline" text:style-name="Internet_20_link" text:visited-style-name="Internet_20_link">Use zscript Variable <text:s/>in EL <text:tab/>9</text:a></text:p>
          <text:p text:style-name="P14"><text:a xlink:type="simple" xlink:href="#4.4.ZK ID Space Concept in EL|outline" text:style-name="Internet_20_link" text:visited-style-name="Internet_20_link">ZK ID Space Concept in EL<text:tab/>10</text:a></text:p>
          <text:p text:style-name="P14"><text:a xlink:type="simple" xlink:href="#4.5.Access JSP Environment Variable in zscript|outline" text:style-name="Internet_20_link" text:visited-style-name="Internet_20_link">Access JSP Environment Variable in zscript<text:tab/>10</text:a></text:p>
          <text:p text:style-name="P13">5. Processing Instruction Tags<text:tab/>12</text:p>
          <text:p text:style-name="P14"><text:a xlink:type="simple" xlink:href="#5.1.The init Directive|outline" text:style-name="Internet_20_link" text:visited-style-name="Internet_20_link">The init Directive<text:tab/>12</text:a></text:p>
          <text:p text:style-name="P14"><text:a xlink:type="simple" xlink:href="#5.2.The variable-resolver Directive|outline" text:style-name="Internet_20_link" text:visited-style-name="Internet_20_link">The variable-resolver Directive<text:tab/>12</text:a></text:p>
          <text:p text:style-name="P14"><text:a xlink:type="simple" xlink:href="#5.3.The component Directive|outline" text:style-name="Internet_20_link" text:visited-style-name="Internet_20_link">The component Directive<text:tab/>12</text:a></text:p>
          <text:p text:style-name="P14"><text:a xlink:type="simple" xlink:href="#5.4.The Unsupported Directives in ZK JSP|outline" text:style-name="Internet_20_link" text:visited-style-name="Internet_20_link">The Unsupported Directives in ZK JSP<text:tab/>13</text:a></text:p>
          <text:p text:style-name="P13">6. Component Page Definition<text:tab/>14</text:p>
          <text:p text:style-name="P14"><text:a xlink:type="simple" xlink:href="#6.1.By-class Format Component Definition|outline" text:style-name="Internet_20_link" text:visited-style-name="Internet_20_link">By-class Format Component Definition<text:tab/>14</text:a></text:p>
          <text:p text:style-name="P14"><text:a xlink:type="simple" xlink:href="#6.2.Macro Component Definition|outline" text:style-name="Internet_20_link" text:visited-style-name="Internet_20_link">Macro Component Definition<text:tab/>14</text:a></text:p>
          <text:p text:style-name="P14"><text:a xlink:type="simple" xlink:href="#6.3.Inline Macro Definition|outline" text:style-name="Internet_20_link" text:visited-style-name="Internet_20_link">Inline Macro Definition<text:tab/>14</text:a></text:p>
          <text:p text:style-name="P14"><text:a xlink:type="simple" xlink:href="#6.4.The Usage of ui Tag|outline" text:style-name="Internet_20_link" text:visited-style-name="Internet_20_link">The Usage of ui Tag<text:tab/>15</text:a></text:p>
          <text:p text:style-name="P13">Appendix A. ZK JSP Functionalities List<text:tab/>16</text:p>
          <text:p text:style-name="P14"><text:a xlink:type="simple" xlink:href="#7.1.Supporting Status|outline" text:style-name="Internet_20_link" text:visited-style-name="Internet_20_link">Supporting Status<text:tab/>16</text:a></text:p>
          <text:p text:style-name="P14"><text:a xlink:type="simple" xlink:href="#7.2.Functionalities List|outline" text:style-name="Internet_20_link" text:visited-style-name="Internet_20_link">Functionalities List<text:tab/>16</text:a></text:p>
        </text:index-body>
      </text:table-of-content>
      <text:h text:style-name="Heading_20_1" text:outline-level="1">1. Before You Sta<text:span text:style-name="T2">rt</text:span></text:h>
      <text:h text:style-name="P15" text:outline-level="2">New to JSP</text:h>
      <text:p text:style-name="P16">Because this user guide is written for developers who already familiar with JSP technology. So if you never use JSP before, please refer to these links below:</text:p>
      <text:p text:style-name="Standard"><text:span text:style-name="T2"><text:tab/></text:span><text:a xlink:type="simple" xlink:href="http://java.sun.com/j2ee/1.4/docs/tutorial/doc/"><text:span text:style-name="T3">Sun's official J2EE1.4 tutorial(See CH12)</text:span></text:a></text:p>
      <text:p text:style-name="Standard"><text:span text:style-name="T2"><text:tab/></text:span><text:a xlink:type="simple" xlink:href="http://www.jsptut.com/"><text:span text:style-name="T3">JSP Tutorial</text:span></text:a></text:p>
      <text:h text:style-name="Heading_20_2" text:outline-level="2">New to <text:span text:style-name="T2">ZK</text:span></text:h>
      <text:p text:style-name="P17">Because ZK JSP Tags is based on ZK and most usages and features in ZK JSP Tags are the same as those in ZK, so knowing how to use ZK will greatly help you in application development using ZK JSP Tags. To know how to use ZK, please refer to these links below:</text:p>
      <text:p text:style-name="Standard"><text:span text:style-name="T2"><text:tab/></text:span><text:a xlink:type="simple" xlink:href="http://www.zkoss.org/doc/quickstart/"><text:span text:style-name="T4">ZK Quick Start Guide</text:span></text:a></text:p>
      <text:p text:style-name="Standard"><text:tab/><text:a xlink:type="simple" xlink:href="http://www.zkoss.org/doc/devguide/"><text:span text:style-name="T4">ZK official Developer's Guide(online)</text:span></text:a></text:p>
      <text:h text:style-name="P15" text:outline-level="2">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8">ZK-3.0.4.zip</text:p>
          </table:table-cell>
          <table:table-cell table:style-name="Table1.B2" office:value-type="string">
            <text:p text:style-name="P19">The binary distribution of ZK. ZK JSP Tags is a JSP tag library which is based on ZK environment, so you will need to install <text:s/>ZK first (including all required Jar files and settings). </text:p>
          </table:table-cell>
        </table:table-row>
        <table:table-row>
          <table:table-cell table:style-name="Table1.A2" office:value-type="string">
            <text:p text:style-name="P18">Zk-JspTags-1.2.0.zip</text:p>
          </table:table-cell>
          <table:table-cell table:style-name="Table1.B2" office:value-type="string">
            <text:p text:style-name="Table_20_Contents">The binary dis<text:span text:style-name="T2">tribution of ZK JSP Tags. </text:span></text:p>
          </table:table-cell>
        </table:table-row>
      </table:table>
      <text:p text:style-name="Text_20_body"/>
      <text:h text:style-name="Heading_20_1" text:outline-level="1">2. Installation</text:h>
      <text:h text:style-name="P15" text:outline-level="2">Install ZK to Your Web Archive First.</text:h>
      <text:p text:style-name="P16">Please follow <text:a xlink:type="simple" xlink:href="http://www.zkoss.org/doc/quickstart/"><text:span text:style-name="T4">ZK QuickStart Guide</text:span></text:a> to install the ZK environment first. The document link:</text:p>
      <text:p text:style-name="P16"/>
      <text:h text:style-name="P15" text:outline-level="2">Install ZK JSP Tags</text:h>
      <text:p text:style-name="P16">Installation of ZK JSP Tags is very simple; you unpack the downloaded zip file, copy zuljsp.jar to WEB-INF/lib/, do some little configuration in web.xml and you can declaring ZK component tag in your JSP document. We'll discuss how to do settings in web.xml below.</text:p>
      <text:h text:style-name="P15" text:outline-level="2">Additional Configurations for ZK JSP Tags <text:s/>in web.xml</text:h>
      <text:p text:style-name="Text_20_body"><text:span text:style-name="T2">Since ZK JSP Tags 1.2.0, you have to do one more configuration in web.xml to make ZK JSP Tags working for you. You must add a Listener(</text:span><text:span text:style-name="T5">org.zkoss.jsp.spec.JspFactoryContextListener) </text:span><text:span text:style-name="T2">into web.xml as following</text:span><text:span text:style-name="T5">:</text:span></text:p>
      <text:p text:style-name="P20">&lt;listener&gt;</text:p>
      <text:p text:style-name="P20"><text:s text:c="4"/>&lt;description&gt;ZK JSP Tags environment initiation &lt;/description&gt;</text:p>
      <text:p text:style-name="P20"><text:s text:c="4"/>&lt;display-name&gt;ZK JSP Initiator&lt;/display-name&gt;</text:p>
      <text:p text:style-name="P20"><text:s text:c="4"/>&lt;listener-class&gt;org.zkoss.jsp.spec.JspFactoryContextListener&lt;/listener-class&gt;</text:p>
      <text:p text:style-name="P20">&lt;/listener&gt;</text:p>
      <text:p text:style-name="P17"/>
      <text:p text:style-name="P17"/>
      <text:p text:style-name="P17"/>
      <text:h text:style-name="Heading_20_1" text:outline-level="1">3. Declare ZK<text:span text:style-name="T2"> JSP tags in your JSP Document</text:span></text:h>
      <text:h text:style-name="P21" text:outline-level="2">Taglib Declaration</text:h>
      <text:p text:style-name="P22">Using ZK JSP Tags is the same as to using other JSP tag libraries. You declare a &lt;%@taglib %&gt; to define the prefix and mapping URI of the ZK JSP Tags:</text:p>
      <text:p text:style-name="Code_20_Indent_20_2">&lt;%page uri="http://www.zkoss.org/jsp/zul" prefix="zk" %&gt;</text:p>
      <text:p text:style-name="P23">Page Tag Declaration</text:p>
      <text:p text:style-name="P22">In ZK world, every ZK components must be contained by a Desktop instance. It will <text:s/>manage the Ajax connections of each component. In JSP, you have to specify a &lt;page&gt; tag to initialize the <text:s/>Desktop instance if it's not existed: </text:p>
      <text:p text:style-name="Code_20_Indent_20_2">&lt;zk:page zscriptlanguage="java" &gt;</text:p>
      <text:p text:style-name="Code_20_Indent_20_2">...</text:p>
      <text:p text:style-name="P24">// The ZK Com<text:span text:style-name="T2">ponent Tags declaration Area...</text:span></text:p>
      <text:p text:style-name="Code_20_Indent_20_2">...</text:p>
      <text:p text:style-name="Code_20_Indent_20_2">&lt;/zk:page&gt;</text:p>
      <text:p text:style-name="P25">// Wrong pla<text:span text:style-name="T2">ce to put ZK Component Tags...</text:span></text:p>
      <text:p text:style-name="P26">The page tag also create a Page instance automatically, and this page instance is a container to contain components. In one JSP document, you can declare multiple pages like this:</text:p>
      <text:p text:style-name="Code_20_Indent_20_2">&lt;zk:page <text:s/><text:span text:style-name="T6">id</text:span>=<text:span text:style-name="T7">"pg1"</text:span> <text:span text:style-name="T6">style</text:span>="height:100px;width=300px"&gt;</text:p>
      <text:p text:style-name="Code_20_Indent_20_2">// The ZK Com<text:span text:style-name="T2">ponents declaration Area...</text:span></text:p>
      <text:p text:style-name="Code_20_Indent_20_2">&lt;/zk:page&gt;</text:p>
      <text:p text:style-name="Code_20_Indent_20_2"/>
      <text:p text:style-name="Code_20_Indent_20_2">//Other JSP Content<text:span text:style-name="T2">...</text:span></text:p>
      <text:p text:style-name="Code_20_Indent_20_2"/>
      <text:p text:style-name="Code_20_Indent_20_2">&lt;zk:page <text:span text:style-name="T7"><text:s/></text:span><text:span text:style-name="T6">id</text:span><text:span text:style-name="T7">="pg2" </text:span><text:span text:style-name="T6">style</text:span>="height:100px;width=300px"&gt;</text:p>
      <text:p text:style-name="Code_20_Indent_20_2">// The ZK Com<text:span text:style-name="T2">ponents declaration Area...</text:span></text:p>
      <text:p text:style-name="Code_20_Indent_20_2">&lt;/zk:page&gt;</text:p>
      <text:p text:style-name="P27"><text:span text:style-name="T2">The rule to access variables across pages is the same as to do so in pure ZK document. For more detailed information about Page(</text:span><text:span text:style-name="T5">org</text:span><text:span text:style-name="T8">.</text:span><text:span text:style-name="T5">zkoss</text:span><text:span text:style-name="T8">.</text:span><text:span text:style-name="T5">zk</text:span><text:span text:style-name="T8">.</text:span><text:span text:style-name="T5">ui</text:span><text:span text:style-name="T8">.</text:span><text:span text:style-name="T5">Page</text:span><text:span text:style-name="T2">), please refer to </text:span><text:a xlink:type="simple" xlink:href="http://www.zkoss.org/doc/devguide/"><text:span text:style-name="T3">ZK Developer's Guide</text:span></text:a><text:span text:style-name="T2">.</text:span></text:p>
      <text:h text:style-name="P15" text:outline-level="2">Component Tag Declaration</text:h>
      <text:p text:style-name="P16">After declaring page tag, now we can add some component tags into it. For example:</text:p>
      <text:p text:style-name="Code_20_Indent_20_2">&lt;zk:page&gt;</text:p>
      <text:p text:style-name="Code_20_Indent_20_2"><text:s text:c="4"/>&lt;zk:<text:span text:style-name="T9">window</text:span> <text:span text:style-name="T7">id=</text:span><text:span text:style-name="T6">"myWin"</text:span><text:span text:style-name="T7"> title=</text:span><text:span text:style-name="T6">"ZK JSP Tags Demo"</text:span>&gt;</text:p>
      <text:p text:style-name="Code_20_Indent_20_2"><text:s text:c="8"/>&lt;zk:<text:span text:style-name="T9">label</text:span> value=<text:span text:style-name="T6">"Hello ZK JSP Tags!!!"</text:span>/<text:span text:style-name="T7">&gt;</text:span></text:p>
      <text:p text:style-name="Code_20_Indent_20_2"><text:s text:c="4"/>&lt;/zk:<text:span text:style-name="T9">window</text:span>&gt;</text:p>
      <text:p text:style-name="Code_20_Indent_20_2"/>
      <text:p text:style-name="Code_20_Indent_20_2"><text:s text:c="4"/>&lt;h1&gt;mix with other tags.&lt;/h1&gt;</text:p>
      <text:p text:style-name="P20">&lt;/zk:page&gt;</text:p>
      <text:p text:style-name="P16">As you can see, the codes looks like the <text:s/>ZUL document declaration.</text:p>
      <text:h text:style-name="P15" text:outline-level="2">Transform Your ZK Component Set to ZK JSP Tags</text:h>
      <text:p text:style-name="P16">Currently, ZK JSP Tags support all ZUL components. If you want to make your own ZK component set also JSP tag library, the process is quite simple:</text:p>
      <text:list text:style-name="L2">
        <text:list-item>
          <text:p text:style-name="P28">New a Java class as following:</text:p>
        </text:list-item>
      </text:list>
      <text:p text:style-name="Code_20_Indent_20_2"><text:span text:style-name="T10">public class</text:span> <text:span text:style-name="T11">ButtonTag</text:span> <text:span text:style-name="T10">ext</text:span><text:span text:style-name="T12">ends</text:span><text:span text:style-name="T2"> </text:span><text:span text:style-name="T13">org</text:span><text:span text:style-name="T14">.</text:span><text:span text:style-name="T13">zkoss</text:span><text:span text:style-name="T14">.</text:span><text:span text:style-name="T13">jsp</text:span><text:span text:style-name="T14">.</text:span><text:span text:style-name="T13">zul</text:span><text:span text:style-name="T14">.</text:span><text:span text:style-name="T13">impl</text:span><text:span text:style-name="T14">.</text:span><text:span text:style-name="T13">BranchTag</text:span></text:p>
      <text:p text:style-name="Code_20_Indent_20_2">{</text:p>
      <text:p text:style-name="Code_20_Indent_20_2"><text:tab/><text:span text:style-name="T10">pro</text:span><text:span text:style-name="T12">tected</text:span><text:span text:style-name="T2"> String getJspTagName(){</text:span><text:span text:style-name="T15">// That's quite simple!!!</text:span></text:p>
      <text:p text:style-name="P20"><text:tab/> <text:s text:c="3"/><text:span text:style-name="T10">return</text:span> <text:span text:style-name="T6">"button"</text:span>;<text:tab/></text:p>
      <text:p text:style-name="P20"><text:tab/>}</text:p>
      <text:p text:style-name="Code_20_Indent_20_2">}</text:p>
      <text:p text:style-name="P16"><text:tab/>It's really simple. ZK will invoke getJspTagName() method to get the <text:s/>tag name, and use <text:s/><text:tab/><text:tab/>that name to search through ZK component definition to find out what the real ZK <text:tab/><text:tab/><text:tab/>component Java <text:s/>class is and how to initialize and new an associated instance object.</text:p>
      <text:p text:style-name="P16"><text:tab/><text:span text:style-name="T9">Note:</text:span> You must guarantee the tag name could be found in your ZK environment.</text:p>
      <text:list text:style-name="L2" text:continue-numbering="true">
        <text:list-item>
          <text:p text:style-name="P28">Follow the JSP Tag definition process, declare this JSP tag in tld, for example:</text:p>
        </text:list-item>
      </text:list>
      <text:p text:style-name="P29">&lt;tag&gt;</text:p>
      <text:p text:style-name="P30"><text:span text:style-name="T2">&lt;name&gt;</text:span><text:span text:style-name="T9">button</text:span><text:span text:style-name="T2">&lt;/name&gt;</text:span></text:p>
      <text:p text:style-name="P30"><text:span text:style-name="T2">&lt;tag-class&gt;</text:span><text:span text:style-name="T9">org.zkoss.jsp.zul.ButtonTag</text:span><text:span text:style-name="T2">&lt;/tag-class&gt;</text:span></text:p>
      <text:p text:style-name="P30"><text:span text:style-name="T2">&lt;body-content&gt;</text:span>scriptless<text:span text:style-name="T2">&lt;/body-content&gt;</text:span></text:p>
      <text:p text:style-name="P30"><text:span text:style-name="T2">&lt;dynamic-attribute&gt;</text:span><text:span text:style-name="T9">true</text:span><text:span text:style-name="T2">&lt;/dynamic-attribute&gt;</text:span></text:p>
      <text:p text:style-name="P29">&lt;attribute&gt; </text:p>
      <text:p text:style-name="P29"><text:s text:c="4"/>&lt;name&gt;<text:span text:style-name="T9">if</text:span>&lt;/name&gt;</text:p>
      <text:p text:style-name="P29"><text:s text:c="4"/>&lt;required&gt;false&lt;/required&gt;</text:p>
      <text:p text:style-name="P29"><text:s text:c="4"/>&lt;rtexprvalue&gt;true&lt;/rtexprvalue&gt;</text:p>
      <text:p text:style-name="P29">&lt;/attribute&gt;</text:p>
      <text:p text:style-name="P29">...</text:p>
      <text:p text:style-name="P29">&lt;/tag&gt;</text:p>
      <text:p text:style-name="P16"><text:tab/>Although dynamic attribute can be set true and all kinds of attributes could be declared in <text:tab/><text:tab/>tag, you still need to add these static attributes in your JSP tag definition. They are: if, <text:tab/><text:tab/>unless, use, forward.</text:p>
      <text:list text:style-name="L2" text:continue-numbering="true">
        <text:list-item>
          <text:p text:style-name="P28">Use tld in JSP document with &lt;%@ taglib%&gt;</text:p>
          <text:p text:style-name="P28">Follow normal JSP tag library declaration, use your custom ZK JSP Tags in JSP document.</text:p>
        </text:list-item>
      </text:list>
      <text:h text:style-name="Heading_20_1" text:outline-level="1">4. <text:span text:style-name="T2">Expression Language(EL) in ZK JSP</text:span></text:h>
      <text:h text:style-name="P31" text:outline-level="2">Introduction</text:h>
      <text:p text:style-name="P16">In JSP, EL is a very useful technology to bind bean variable, evaluating simple expression and invoke predefined static Java functions. ZK JSP Tags EL environment provides you fully accessibility to access variables both in JSP world and ZK world in both JavaEE 4 and JavaEE 5 standards. If you followed the steps from the chapter 2 “Installation” , your ZK JSP Tags EL environment will start up automatically. </text:p>
      <text:h text:style-name="P31" text:outline-level="2">Use ZK Components as a Bean Variable <text:s/>in EL </text:h>
      <text:p text:style-name="P16">Please take a look at the sample code below:</text:p>
      <text:p text:style-name="Code_20_Indent_20_2">&lt;zk:page&gt;</text:p>
      <text:p text:style-name="Code_20_Indent_20_2"><text:s text:c="4"/>&lt;zk:window <text:span text:style-name="T16">id</text:span><text:span text:style-name="T7">="</text:span><text:span text:style-name="T6">myWin</text:span><text:span text:style-name="T7">"</text:span> <text:span text:style-name="T16">title</text:span><text:span text:style-name="T7">="</text:span><text:span text:style-name="T6">My window's title.</text:span><text:span text:style-name="T7">"</text:span>&gt;</text:p>
      <text:p text:style-name="Code_20_Indent_20_2"><text:s text:c="4"/>&lt;/zk:window&gt;</text:p>
      <text:p text:style-name="Code_20_Indent_20_2"/>
      <text:p text:style-name="Code_20_Indent_20_2"><text:s text:c="4"/>&lt;h1&gt;the window <text:span text:style-name="T6">${myWin.id}</text:span>'s title is:<text:span text:style-name="T6">${myWin.title}</text:span>&lt;/h1&gt;</text:p>
      <text:p text:style-name="Code_20_Indent_20_2">&lt;/zk:page&gt;</text:p>
      <text:p text:style-name="P32">In JSP EL, you can access ZK components as Java beans using its id. And even you want to use your own Java class is still okay:</text:p>
      <text:p text:style-name="Code_20_Indent_20_2">&lt;zk:page&gt;</text:p>
      <text:p text:style-name="Code_20_Indent_20_2"><text:s text:c="4"/>&lt;zk:window <text:span text:style-name="T16">id</text:span><text:span text:style-name="T7">="</text:span><text:span text:style-name="T6">myWin</text:span><text:span text:style-name="T7">" </text:span><text:span text:style-name="T17">use</text:span><text:span text:style-name="T7">="</text:span><text:span text:style-name="T6">org.zkoss.jspdemo.MyWindow</text:span><text:span text:style-name="T7">" </text:span><text:span text:style-name="T17">myValue</text:span><text:span text:style-name="T7">="</text:span><text:span text:style-name="T6">this is value</text:span><text:span text:style-name="T7">"</text:span>&gt;</text:p>
      <text:p text:style-name="Code_20_Indent_20_2"><text:s text:c="8"/>&lt;<text:span text:style-name="T7">h1&gt;</text:span> <text:span text:style-name="T6">${self.myValue}</text:span><text:span text:style-name="T7">"&lt;h1</text:span>/&gt;</text:p>
      <text:p text:style-name="Code_20_Indent_20_2"><text:s text:c="4"/>&lt;/zk:window&gt;</text:p>
      <text:p text:style-name="Code_20_Indent_20_2"/>
      <text:p text:style-name="Code_20_Indent_20_2"><text:s text:c="4"/>&lt;h1&gt;the window <text:span text:style-name="T6">${myWin.id}</text:span>'s title is:<text:span text:style-name="T6">${myWin.title}</text:span>&lt;/h1&gt;</text:p>
      <text:p text:style-name="Code_20_Indent_20_2">&lt;/zk:page&gt;</text:p>
      <text:p text:style-name="P16">As you can see the &lt;h1&gt; tag inside myWin, you can use ZK keyword “self” to represent current ZK component.</text:p>
      <text:h text:style-name="P15" text:outline-level="2">Use zscript Variable <text:s/>in EL </text:h>
      <text:p text:style-name="P16">The most powerful feature in ZK JSP EL <text:s/>is that you can also access zscript variables directly:</text:p>
      <text:p text:style-name="Code_20_Indent_20_2">&lt;zk:page&gt;</text:p>
      <text:p text:style-name="Code_20_Indent_20_2"><text:s text:c="4"/>&lt;zk:zscript&gt;</text:p>
      <text:p text:style-name="Code_20_Indent_20_2"><text:s text:c="9"/>Str<text:span text:style-name="T2">ing zsStr = </text:span><text:span text:style-name="T18">"This is a zscript variable"</text:span><text:span text:style-name="T19">;</text:span></text:p>
      <text:p text:style-name="Code_20_Indent_20_2"><text:s text:c="4"/>&lt;/zk:zscript&gt;</text:p>
      <text:p text:style-name="Code_20_Indent_20_2"/>
      <text:p text:style-name="Code_20_Indent_20_2"><text:s text:c="4"/>&lt;zk:label value=<text:span text:style-name="T19">"</text:span><text:span text:style-name="T18">${zsStr}</text:span><text:span text:style-name="T19">"</text:span>/&gt;</text:p>
      <text:p text:style-name="P20">&lt;/zk:page&gt;</text:p>
      <text:h text:style-name="P33" text:outline-level="2">ZK ID Space Concept in EL</text:h>
      <text:p text:style-name="P17">In pure ZK, the variable accessibility scope is based on the concept of ID Space(If you don't know what ID Space is for, please refer to ZK Developer's Guide). In ZK JSP environment, it is totally the same as the pure ZK. For example:</text:p>
      <text:p text:style-name="Code_20_Indent_20_2">&lt;zk:page&gt;</text:p>
      <text:p text:style-name="Code_20_Indent_20_2"><text:s text:c="4"/>&lt;zk:zscript&gt;</text:p>
      <text:p text:style-name="Code_20_Indent_20_2"><text:s text:c="9"/>Str<text:span text:style-name="T2">ing </text:span><text:span text:style-name="T20">A</text:span><text:span text:style-name="T2"> = </text:span><text:span text:style-name="T18">"This is page scope A"</text:span><text:span text:style-name="T19">;</text:span></text:p>
      <text:p text:style-name="Code_20_Indent_20_2"><text:s text:c="4"/>&lt;/zk:zscript&gt;</text:p>
      <text:p text:style-name="Code_20_Indent_20_2"><text:s text:c="4"/><text:span text:style-name="T9">&lt;zk:window </text:span><text:span text:style-name="T21">id="myWin"</text:span><text:span text:style-name="T9">&gt;</text:span></text:p>
      <text:p text:style-name="Code_20_Indent_20_2"><text:s text:c="8"/>&lt;zk:zscript&gt;</text:p>
      <text:p text:style-name="Code_20_Indent_20_2"><text:s text:c="13"/>Str<text:span text:style-name="T2">ing </text:span><text:span text:style-name="T20">A</text:span><text:span text:style-name="T2"> = </text:span><text:span text:style-name="T18">"This is myWin's A"</text:span><text:span text:style-name="T19">;</text:span></text:p>
      <text:p text:style-name="Code_20_Indent_20_2"><text:s text:c="8"/>&lt;/zk:zscript&gt;</text:p>
      <text:p text:style-name="Code_20_Indent_20_2"><text:s text:c="8"/>&lt;zk:label value=<text:span text:style-name="T19">"</text:span><text:span text:style-name="T18">${A}</text:span><text:span text:style-name="T19">" id="innerLabel"</text:span>/&gt;</text:p>
      <text:p text:style-name="Code_20_Indent_20_2"><text:s text:c="4"/><text:span text:style-name="T9">&lt;/zk:window&gt;</text:span></text:p>
      <text:p text:style-name="Code_20_Indent_20_2"><text:s text:c="4"/>&lt;zk:label value=<text:span text:style-name="T19">"</text:span><text:span text:style-name="T18">${A}</text:span><text:span text:style-name="T19">" id="outerLabel"</text:span>/&gt;</text:p>
      <text:p text:style-name="P20">&lt;/zk:page&gt;</text:p>
      <text:p text:style-name="P34">According to the result, the <text:span text:style-name="T9">innerLabel</text:span> will show “This is myWin's A”, and the <text:span text:style-name="T9">outerLabel</text:span> will show “This is page scope A”. </text:p>
      <text:h text:style-name="P31" text:outline-level="2">Access JSP Environment Variable in zscript</text:h>
      <text:p text:style-name="P34">We have shown you how to access ZK variables in EL, but how about accessing JSP variables in ZK? For example, how to access a JSP scriptlet variable? How to access JSTL's foreach iterator variable?</text:p>
      <text:p text:style-name="P17">According to JSP specification, if you want to use scriptlet variable in EL or any non scriptlet area, you must put them into <text:s/>request, session or application's attributes. Like this:</text:p>
      <text:p text:style-name="P35">&lt;%</text:p>
      <text:p text:style-name="Code_20_Indent_20_2"><text:span text:style-name="T2"><text:s text:c="4"/>String </text:span><text:span text:style-name="T20">myStr</text:span><text:span text:style-name="T2"> = </text:span><text:span text:style-name="T18">"scriptlet String"</text:span><text:span text:style-name="T19">;</text:span></text:p>
      <text:p text:style-name="P36"><text:s text:c="4"/><text:span text:style-name="T10">request</text:span>.setAttribute(<text:span text:style-name="T6">"myStr"</text:span>,myStr);</text:p>
      <text:p text:style-name="P35">%&gt;</text:p>
      <text:p text:style-name="Code_20_Indent_20_2">&lt;zk:page&gt;</text:p>
      <text:p text:style-name="Code_20_Indent_20_2"><text:s text:c="4"/>&lt;zk:label value=<text:span text:style-name="T19">"</text:span><text:span text:style-name="T18">${myStr}</text:span><text:span text:style-name="T19">"</text:span>/&gt;<text:span text:style-name="T22">// OK!</text:span></text:p>
      <text:p text:style-name="Code_20_Indent_20_2"><text:s text:c="4"/>&lt;zk:zscript&gt;</text:p>
      <text:p text:style-name="Code_20_Indent_20_2"><text:s text:c="8"/>str1<text:span text:style-name="T2"> = </text:span><text:span text:style-name="T18">"use " </text:span><text:span text:style-name="T2">+ requestScope.get(</text:span><text:span text:style-name="T18">"myStr"</text:span><text:span text:style-name="T2">)+ </text:span><text:span text:style-name="T18">" in zscript."</text:span><text:span text:style-name="T2">;</text:span><text:span text:style-name="T15">// OK!</text:span> <text:s text:c="6"/></text:p>
      <text:p text:style-name="Code_20_Indent_20_2"><text:s text:c="8"/>str2 = <text:span text:style-name="T18">"use " </text:span>+ myStr + <text:span text:style-name="T18">" in zscript."</text:span>;<text:span text:style-name="T22">// will cause failure!</text:span></text:p>
      <text:p text:style-name="P37"><text:s text:c="8"/>// Because ZK doesn't allow <text:span text:style-name="T2">direct access to the request attributes.</text:span></text:p>
      <text:p text:style-name="Code_20_Indent_20_2"><text:s text:c="4"/>&lt;/zk:zscript&gt;</text:p>
      <text:p text:style-name="P20">&lt;/zk:page&gt;</text:p>
      <text:p text:style-name="P17">As you can see, you can get those variables back to zscript area using <text:span text:style-name="T9">requestScope</text:span>, <text:span text:style-name="T9">sessionScope</text:span> and <text:span text:style-name="T9">applicationScope</text:span>. To know more about how to use these implicit ZK keywords, please refer to <text:a xlink:type="simple" xlink:href="http://www.zkoss.org/doc/devguide/"><text:span text:style-name="T4">ZK Developer's Guide</text:span></text:a>.</text:p>
      <text:p text:style-name="P17"/>
      <text:p text:style-name="P17">Please be careful about using those implicit objects and their life cycles. For example, following example will show "null" instead of "This is scriptlet string.":</text:p>
      <text:p text:style-name="P35">&lt;%</text:p>
      <text:p text:style-name="Code_20_Indent_20_2"><text:span text:style-name="T2"><text:s text:c="4"/>String </text:span><text:span text:style-name="T20">myStr</text:span><text:span text:style-name="T2"> = </text:span><text:span text:style-name="T18">"This is scriptlet string."</text:span><text:span text:style-name="T19">;</text:span></text:p>
      <text:p text:style-name="P36"><text:s text:c="4"/><text:span text:style-name="T10">request</text:span>.setAttribute(<text:span text:style-name="T6">"myStr"</text:span>,myStr);</text:p>
      <text:p text:style-name="P35">%&gt;</text:p>
      <text:p text:style-name="Code_20_Indent_20_2">&lt;zk:page&gt;</text:p>
      <text:p text:style-name="Code_20_Indent_20_2"><text:s text:c="4"/>&lt;zk:label value=<text:span text:style-name="T19">"</text:span><text:span text:style-name="T18">${myStr}</text:span><text:span text:style-name="T19">"</text:span>/&gt;<text:span text:style-name="T22">// OK! <text:s/></text:span></text:p>
      <text:p text:style-name="Code_20_Indent_20_2"><text:s text:c="4"/>&lt;zk:button label=<text:span text:style-name="T19">"</text:span><text:span text:style-name="T2">push me!</text:span><text:span text:style-name="T19">"</text:span>&gt;</text:p>
      <text:p text:style-name="Code_20_Indent_20_2"><text:s text:c="8"/>&lt;zk:attribute name=<text:span text:style-name="T19">"onClick"</text:span>&gt;</text:p>
      <text:p text:style-name="Code_20_Indent_20_2"><text:s text:c="12"/>alert(<text:span text:style-name="T18">"str is:"</text:span><text:span text:style-name="T19">+</text:span><text:span text:style-name="T17">requestScope</text:span>.get(<text:span text:style-name="T18">"</text:span><text:span text:style-name="T6">myStr</text:span><text:span text:style-name="T18">"</text:span>));<text:span text:style-name="T22">// will show null!</text:span></text:p>
      <text:p text:style-name="Code_20_Indent_20_2"><text:s text:c="8"/>&lt;/zk:attribute&gt;</text:p>
      <text:p text:style-name="Code_20_Indent_20_2"><text:s text:c="4"/>&lt;/zk:button&gt;</text:p>
      <text:p text:style-name="P20">&lt;/zk:page&gt;</text:p>
      <text:p text:style-name="P17">Notice that when the button onClick event is triggered (which is an independent request), the previous request which stores “myStr” was already gone, and the requestScope is the onClick request one; <text:s/>not the old one.</text:p>
      <text:p text:style-name="P17">Sometimes in JSTL foreach tag, we want to store the variable of iterator in generated ZK components, here the &lt;custom-attribute ...&gt; is an approach:</text:p>
      <text:p text:style-name="P35">&lt;%</text:p>
      <text:p text:style-name="Code_20_Indent_20_2"><text:span text:style-name="T2"><text:s text:c="4"/>String[] </text:span><text:span text:style-name="T20">strArr</text:span><text:span text:style-name="T2"> = new String[5]</text:span><text:span text:style-name="T19">;</text:span></text:p>
      <text:p text:style-name="P36"><text:s text:c="4"/><text:span text:style-name="T22">//init myStrs...</text:span></text:p>
      <text:p text:style-name="P36"><text:s text:c="4"/><text:span text:style-name="T10">request</text:span>.setAttribute(<text:span text:style-name="T6">"strArr"</text:span>, <text:span text:style-name="T9">strArr</text:span>);</text:p>
      <text:p text:style-name="P35">%&gt;</text:p>
      <text:p text:style-name="Code_20_Indent_20_2">&lt;zk:page&gt;</text:p>
      <text:p text:style-name="Code_20_Indent_20_2"><text:s text:c="3"/><text:span text:style-name="T9"><text:s/>&lt;c:forEach </text:span><text:span text:style-name="T20">var="</text:span><text:span text:style-name="T23">myStr</text:span><text:span text:style-name="T20">" items=</text:span><text:span text:style-name="T23">"${strArr}"</text:span><text:span text:style-name="T9">&gt;</text:span></text:p>
      <text:p text:style-name="Code_20_Indent_20_2"><text:s text:c="8"/>&lt;zk:button label=<text:span text:style-name="T19">"</text:span><text:span text:style-name="T2">push me!</text:span><text:span text:style-name="T19">"</text:span>&gt;</text:p>
      <text:p text:style-name="P38"><text:s text:c="12"/>&lt;custom-attribute myStr=<text:span text:style-name="T18">"${myStr}"</text:span>/&gt;<text:span text:style-name="T24">// use cus</text:span><text:span text:style-name="T25">tom attribute to store...</text:span></text:p>
      <text:p text:style-name="Code_20_Indent_20_2"><text:s text:c="12"/>&lt;zk:attribute name=<text:span text:style-name="T19">"onClick"</text:span>&gt;</text:p>
      <text:p text:style-name="Code_20_Indent_20_2"><text:s text:c="16"/>alert(<text:span text:style-name="T18">"str is:"</text:span><text:span text:style-name="T19">+</text:span><text:span text:style-name="T26">self</text:span>.getAttribute(<text:span text:style-name="T18">"</text:span><text:span text:style-name="T6">myStr</text:span><text:span text:style-name="T18">"</text:span>));<text:span text:style-name="T22">// show res</text:span><text:span text:style-name="T15">ult</text:span></text:p>
      <text:p text:style-name="Code_20_Indent_20_2"><text:s text:c="12"/>&lt;/zk:attribute&gt;</text:p>
      <text:p text:style-name="Code_20_Indent_20_2"><text:s text:c="8"/>&lt;/zk:button&gt;</text:p>
      <text:p text:style-name="Code_20_Indent_20_2"><text:s text:c="4"/><text:span text:style-name="T9">&lt;/c:foreach&gt;</text:span></text:p>
      <text:p text:style-name="P20">&lt;/zk:page&gt;</text:p>
      <text:p text:style-name="P17"/>
      <text:h text:style-name="Heading_20_1" text:outline-level="1">5. Processing Instruction<text:span text:style-name="T2"> Tags</text:span></text:h>
      <text:p text:style-name="P32">In pure ZK document we can declare many kinds of processing instructions to define components, initiators and <text:s/>variable resolvers. These directives are also supported in ZK JSP Tags. The place to declare directives is outside the &lt;zk:page&gt; tags which should be put at the topmost of whole document. For example:</text:p>
      <text:p text:style-name="P35">&lt;zk:init .../&gt;</text:p>
      <text:p text:style-name="P35">&lt;zk:component .../&gt;</text:p>
      <text:p text:style-name="P35">&lt;zk:variable-resolver .../&gt;</text:p>
      <text:p text:style-name="P35">...</text:p>
      <text:p text:style-name="Code_20_Indent_20_2">&lt;zk:page&gt;</text:p>
      <text:p text:style-name="P38">...</text:p>
      <text:p text:style-name="P39">&lt;/zk:page&gt;</text:p>
      <text:h text:style-name="P15" text:outline-level="2">The <text:span text:style-name="T27">init</text:span> Directive</text:h>
      <text:p text:style-name="Code_20_Indent_20_2">&lt;zk:init use=<text:span text:style-name="T20">"" [arg0=""] [arg0=""] [arg0=""] ...</text:span>/&gt;</text:p>
      <text:p text:style-name="P40">The init directive is the same as the ZK init directive. The deferent <text:s/>part is in JSP we don't use class attribute, we use “use” attribute. The Java class represented by use attribute must implement <text:s/><text:span text:style-name="T28">org.zkoss.zk.ui.util.Initator</text:span> interface. The “zscript” attribute is not implemented yet.</text:p>
      <text:p text:style-name="P16">For more detailed information, please refer to : ZK Developer's Guide.</text:p>
      <text:h text:style-name="P15" text:outline-level="2">The <text:span text:style-name="T27">variable-resolver</text:span> Directive</text:h>
      <text:p text:style-name="P20">&lt;zk:variable-resolver use=<text:span text:style-name="T21">"..." </text:span>/&gt;</text:p>
      <text:p text:style-name="P41">Specifies the variable resolver that will be used by the <text:span text:style-name="T28">zscript</text:span> interpreter to resolve unknown variables. The specified class must implement the <text:span text:style-name="T28">org.zkoss.xel.VariableResolver</text:span> interface.</text:p>
      <text:p text:style-name="P16">For more detailed information, please refer to : ZK Developer's Guide.</text:p>
      <text:h text:style-name="P31" text:outline-level="2">The <text:span text:style-name="T27">component</text:span> Directive</text:h>
      <text:p text:style-name="P42">&lt;zk:component name="<text:span text:style-name="T29">myName</text:span>" macroURI="<text:span text:style-name="T29">/mypath/my.zul</text:span>"<text:line-break/> <text:s/><text:span text:style-name="T30">[</text:span><text:span text:style-name="T29">prop1</text:span><text:span text:style-name="T30">="</text:span><text:span text:style-name="T29">value1</text:span><text:span text:style-name="T30">"</text:span><text:span text:style-name="T31">] [</text:span><text:span text:style-name="T32">prop2</text:span><text:span text:style-name="T31">="</text:span><text:span text:style-name="T32">value2</text:span><text:span text:style-name="T31">"].../</text:span>&gt;</text:p>
      <text:p text:style-name="P43">&lt;Zk:component name="<text:span text:style-name="T29">myName</text:span>" [class="<text:span text:style-name="T29">myPackage.myClass</text:span>"]<text:line-break/> <text:s/>[extends="<text:span text:style-name="T29">existentName</text:span>"] [moldName="<text:span text:style-name="T29">myMoldName</text:span><text:span text:style-name="T30">"] [moldURI="/</text:span><text:span text:style-name="T29">myMoldURI</text:span><text:span text:style-name="T30">"]<text:line-break/> <text:s/>[</text:span><text:span text:style-name="T29">prop1</text:span><text:span text:style-name="T30">="</text:span><text:span text:style-name="T29">value1</text:span><text:span text:style-name="T30">"] [</text:span><text:span text:style-name="T29">prop2</text:span><text:span text:style-name="T30">="</text:span><text:span text:style-name="T29">value2</text:span><text:span text:style-name="T30">"].../&gt;</text:span></text:p>
      <text:p text:style-name="P41">Defines a new component for a particular page. Components defined in this directive are visible to the pages which are declared in this JSP document. To define components that can be used in any page, please refer to ZK language addon, which is a XML file defining components for all pages in a Web Application.</text:p>
      <text:p text:style-name="P41">The detailed information about component directive, please refer to the <text:span text:style-name="T9">6. Component Page Definition</text:span> below.</text:p>
      <text:h text:style-name="P31" text:outline-level="2">The Unsupported Directives in ZK JSP</text:h>
      <text:p text:style-name="P16">Currently unsupported directives are: <text:s/><text:span text:style-name="T28">import, link, xel-method, page. </text:span>Some of them is not supported because JSP has already provided such features. </text:p>
      <text:h text:style-name="Heading_20_1" text:outline-level="1">6. <text:span text:style-name="T2">Component Page Definition</text:span></text:h>
      <text:p text:style-name="P44">The ZK Component page definition provides the most powerful customizable ability to let us define a new kind of component tag dynamically. However, because the limitation of the JSP specification, <text:s/>we cannot declare a new JSP tag name dynamically. To overcome such limitations in ZK JSP Tags we invent a special &lt;zk:ui&gt; tag to by-pass it. For more detailed information please look the section of <text:s/><text:span text:style-name="T9">The Usage of </text:span><text:span text:style-name="T14">ui</text:span><text:span text:style-name="T9"> Tag</text:span> below.</text:p>
      <text:p text:style-name="P26"/>
      <text:h text:style-name="P45" text:outline-level="2">By-class Format Component Definition</text:h>
      <text:p text:style-name="P46">&lt;zk:component name="component<text:span text:style-name="T29">Name</text:span>" [class="<text:span text:style-name="T29">myPackage.myClass</text:span>"]<text:line-break/> <text:s/>[extends="<text:span text:style-name="T30">existentJavaClassName</text:span>"] [moldName="<text:span text:style-name="T29">myMoldName</text:span><text:span text:style-name="T30">"] [moldURI="/</text:span><text:span text:style-name="T29">myMoldURI</text:span><text:span text:style-name="T30">"]<text:line-break/> <text:s/>[</text:span><text:span text:style-name="T29">prop1</text:span><text:span text:style-name="T30">="</text:span><text:span text:style-name="T29">value1</text:span><text:span text:style-name="T30">"] [</text:span><text:span text:style-name="T29">prop2</text:span><text:span text:style-name="T30">="</text:span><text:span text:style-name="T29">value2</text:span><text:span text:style-name="T30">"].../&gt;</text:span></text:p>
      <text:p text:style-name="P26">Creates a new component definition which will be used in the JSP document. If the class attribute is being declared, it must implements <text:s/>the <text:span text:style-name="T28">org.zkoss.zk.ui.Component</text:span> interface.</text:p>
      <text:h text:style-name="P45" text:outline-level="2">Macro Component Definition</text:h>
      <text:p text:style-name="P46">&lt;zk:component name="component<text:span text:style-name="T29">Name</text:span>" macroURI="<text:span text:style-name="T29">/mypath/my.zul</text:span>" <text:line-break/> <text:s text:c="2"/><text:span text:style-name="T30">[</text:span><text:span text:style-name="T29">prop1</text:span><text:span text:style-name="T30">="</text:span><text:span text:style-name="T29">value1</text:span><text:span text:style-name="T30">"] [</text:span><text:span text:style-name="T29">prop2</text:span><text:span text:style-name="T30">="</text:span><text:span text:style-name="T29">value2</text:span><text:span text:style-name="T30">"].../</text:span>&gt;</text:p>
      <text:p text:style-name="P47">Defines a new component based on a ZUL document. It is called <text:span text:style-name="T29">a macro component</text:span>. In other words, once an instance of the new component is created, it creates child components based on the specified ZUL document (the <text:span text:style-name="T28">macroURI</text:span> attribute). For more details, refer to the<text:span text:style-name="T9"> ZK developer's Guide:</text:span> <text:span text:style-name="T9">Macro Components</text:span> chapter.</text:p>
      <text:p text:style-name="P47"/>
      <text:h text:style-name="P48" text:outline-level="2">Inline Macro Definition</text:h>
      <text:p text:style-name="P46">&lt;zk:component name="component<text:span text:style-name="T29">Name</text:span>" macroURI="<text:span text:style-name="T29">/mypath/my.zul</text:span>" <text:span text:style-name="T9">[inline="true"]</text:span><text:line-break/> <text:s/><text:span text:style-name="T30">[</text:span><text:span text:style-name="T29">prop1</text:span><text:span text:style-name="T30">="</text:span><text:span text:style-name="T29">value1</text:span><text:span text:style-name="T30">"] [</text:span><text:span text:style-name="T29">prop2</text:span><text:span text:style-name="T30">="</text:span><text:span text:style-name="T29">value2</text:span><text:span text:style-name="T30">"].../</text:span>&gt;</text:p>
      <text:p text:style-name="P17">Inline macro is a way to let you attach a component set defined in the macro URI which denoted a ZUL document. In other words, it works the same as if you copy the content from the macro URI directly to the target document.</text:p>
      <text:p text:style-name="P17"/>
      <text:h text:style-name="P49" text:outline-level="2"><text:span text:style-name="T2">The Usage of </text:span><text:span text:style-name="T13">ui</text:span><text:span text:style-name="T2"> Tag</text:span></text:h>
      <text:p text:style-name="P17">In order to use the dynamically declared component in JSP, ZK use a spacial &lt;zk:ui&gt; tag to accomplish this approach. For example:</text:p>
      <text:p text:style-name="Code_20_Indent_20_2">&lt;zk:component name="<text:span text:style-name="T6">username</text:span>" inline="true" macroURI="<text:span text:style-name="T6">/macro/username.zul</text:span>"&gt;</text:p>
      <text:p text:style-name="Code_20_Indent_20_2">...</text:p>
      <text:p text:style-name="Code_20_Indent_20_2">&lt;zk:page&gt;</text:p>
      <text:p text:style-name="Code_20_Indent_20_2"><text:s text:c="2"/><text:span text:style-name="T33">&lt;zk:ui tag="</text:span><text:span text:style-name="T34">username</text:span><text:span text:style-name="T33">" who="ZK User"/&gt;</text:span></text:p>
      <text:p text:style-name="Code_20_Indent_20_2"><text:s text:c="4"/></text:p>
      <text:p text:style-name="P20">&lt;/zk:page&g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0" text:outline-level="1">Appendix A. ZK JSP Functionalities List</text:h>
      <text:h text:style-name="P48" text:outline-level="2">Supporting Status</text:h>
      <text:p text:style-name="P51">This appendix shows the status of ZK JSP Tags implementation of <text:s/>ZK specification. The meaning of the status symbol is as bellow:</text:p>
      <text:list text:style-name="L3">
        <text:list-header>
          <text:p text:style-name="P52"><text:span text:style-name="T9">O </text:span>means fully support.</text:p>
          <text:p text:style-name="P52"><text:span text:style-name="T9">X</text:span> means not support.</text:p>
          <text:p text:style-name="P52"><text:span text:style-name="T9">*</text:span> means partial support or supported in deferent way.</text:p>
        </text:list-header>
      </text:list>
      <text:h text:style-name="P53" text:outline-level="2">Functionalities Lis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opics</text:p>
            </table:table-cell>
            <table:table-cell table:style-name="Table2.B1" office:value-type="string">
              <text:p text:style-name="Table_20_Heading">Items</text:p>
            </table:table-cell>
            <table:table-cell table:style-name="Table2.A1" office:value-type="string">
              <text:p text:style-name="P54">ZK JSP</text:p>
            </table:table-cell>
            <table:table-cell table:style-name="Table2.D1" office:value-type="string">
              <text:p text:style-name="Table_20_Heading">Not<text:span text:style-name="T2">e</text:span></text:p>
            </table:table-cell>
          </table:table-row>
        </table:table-header-rows>
        <table:table-row>
          <table:table-cell table:style-name="Table2.A2" office:value-type="string">
            <text:p text:style-name="P18">Imp<text:span text:style-name="T2">licit Objects</text:span></text:p>
          </table:table-cell>
          <table:table-cell table:number-columns-spanned="3">
            <table:table table:is-sub-table="true">
              <table:table-column table:style-name="Table2.B"/>
              <table:table-column table:style-name="Table2.C"/>
              <table:table-column table:style-name="Table2.D"/>
              <table:table-row table:style-name="Table2.B2.1">
                <table:table-cell table:style-name="Table2.B2.1.1" office:value-type="string">
                  <text:p text:style-name="List_20_Heading"><text:a xlink:type="simple" xlink:href="http://www.zkoss.org/doc/devref/ch02s01s01.html"><text:span text:style-name="T35">applicationScope - java.util.Map</text:span></text:a></text:p>
                </table:table-cell>
                <table:table-cell table:style-name="Table2.A2" office:value-type="string">
                  <text:p text:style-name="P55">O</text:p>
                </table:table-cell>
                <table:table-cell table:style-name="Table2.B2.3.1" office:value-type="string">
                  <text:p text:style-name="P19"/>
                </table:table-cell>
              </table:table-row>
              <table:table-row>
                <table:table-cell table:style-name="Table2.B2.1.1" office:value-type="string">
                  <text:p text:style-name="P56"><text:a xlink:type="simple" xlink:href="http://www.zkoss.org/doc/devref/ch02s01s02.html"><text:span text:style-name="T35">arg - java.util.Map</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03.html"><text:span text:style-name="T35">componentScope - java.util.Map</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04.html"><text:span text:style-name="T35">desktop - org.zkoss.zk.ui.Desktop</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style-name="Table2.B2.1">
                <table:table-cell table:style-name="Table2.B2.1.1" office:value-type="string">
                  <text:p text:style-name="P56"><text:a xlink:type="simple" xlink:href="http://www.zkoss.org/doc/devref/ch02s01s05.html"><text:span text:style-name="T35">desktopScope - java.util.Map</text:span></text:a></text:p>
                </table:table-cell>
                <table:table-cell table:style-name="Table2.A2" office:value-type="string">
                  <text:p text:style-name="P55">O</text:p>
                </table:table-cell>
                <table:table-cell table:style-name="Table2.B2.3.1" office:value-type="string">
                  <text:p text:style-name="P19"/>
                </table:table-cell>
              </table:table-row>
              <table:table-row>
                <table:table-cell table:style-name="Table2.B2.1.1" office:value-type="string">
                  <text:p text:style-name="P58"><text:a xlink:type="simple" xlink:href="http://www.zkoss.org/doc/devref/ch02s01s06.html"><text:span text:style-name="T35">each - java.lang.Object</text:span></text:a></text:p>
                </table:table-cell>
                <table:table-cell table:style-name="Table2.A2" office:value-type="string">
                  <text:p text:style-name="P57">*</text:p>
                </table:table-cell>
                <table:table-cell table:style-name="Table2.B2.3.1" office:value-type="string">
                  <text:p text:style-name="P19">Use JSTL <text:span text:style-name="T9">forEach</text:span> instead</text:p>
                </table:table-cell>
              </table:table-row>
              <table:table-row>
                <table:table-cell table:style-name="Table2.B2.1.1" office:value-type="string">
                  <text:p text:style-name="P56"><text:a xlink:type="simple" xlink:href="http://www.zkoss.org/doc/devref/ch02s01s07.html"><text:span text:style-name="T35">event - org.zkoss.zk.ui.event.Event or derived</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08.html"><text:span text:style-name="T35">forEachStatus – org.zkoss.zk.ui.util.ForEachStatus</text:span></text:a></text:p>
                </table:table-cell>
                <table:table-cell table:style-name="Table2.A2" office:value-type="string">
                  <text:p text:style-name="P57">*</text:p>
                </table:table-cell>
                <table:table-cell table:style-name="Table2.B2.3.1" office:value-type="string">
                  <text:p text:style-name="P19">Use JSTL <text:span text:style-name="T9">forEach</text:span> instead</text:p>
                </table:table-cell>
              </table:table-row>
              <table:table-row>
                <table:table-cell table:style-name="Table2.B2.1.1" office:value-type="string">
                  <text:p text:style-name="P56"><text:a xlink:type="simple" xlink:href="http://www.zkoss.org/doc/devref/ch02s01s09.html"><text:span text:style-name="T35">page - org.zkoss.zk.ui.Page</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0.html"><text:span text:style-name="T35">pageContext – org.zkoss.web.servlet.xel.PageContext</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1.html"><text:span text:style-name="T35">pageScope - java.util.Map</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style-name="Table2.B2.1">
                <table:table-cell table:style-name="Table2.B2.1.1" office:value-type="string">
                  <text:p text:style-name="P56"><text:a xlink:type="simple" xlink:href="http://www.zkoss.org/doc/devref/ch02s01s12.html"><text:span text:style-name="T35">requestScope – java.util.Map</text:span></text:a></text:p>
                </table:table-cell>
                <table:table-cell table:style-name="Table2.A2" office:value-type="string">
                  <text:p text:style-name="P55">O</text:p>
                </table:table-cell>
                <table:table-cell table:style-name="Table2.B2.3.1" office:value-type="string">
                  <text:p text:style-name="P19"/>
                </table:table-cell>
              </table:table-row>
              <table:table-row>
                <table:table-cell table:style-name="Table2.B2.1.1" office:value-type="string">
                  <text:p text:style-name="P58"><text:a xlink:type="simple" xlink:href="http://www.zkoss.org/doc/devref/ch02s01s13.html"><text:span text:style-name="T35">self - org.zkoss.zk.ui.Component</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4.html"><text:span text:style-name="T35">session - org.zkoss.zk.ui.Session</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5.html"><text:span text:style-name="T35">sessionScope - java.util.Map</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6.html"><text:span text:style-name="T35">spaceOwner - org.zkoss.zk.ui.IdSpace</text:span></text:a></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ext:a xlink:type="simple" xlink:href="http://www.zkoss.org/doc/devref/ch02s01s17.html"><text:span text:style-name="T35">spaceScope - java.util.Map</text:span></text:a></text:p>
                </table:table-cell>
                <table:table-cell table:style-name="Table2.A2" office:value-type="string">
                  <text:p text:style-name="P57">O</text:p>
                </table:table-cell>
                <table:table-cell table:style-name="Table2.B2.3.1" office:value-type="string">
                  <text:p text:style-name="Table_20_Contents"/>
                </table:table-cell>
              </table:table-row>
            </table:table>
          </table:table-cell>
          <table:covered-table-cell/>
          <table:covered-table-cell/>
        </table:table-row>
        <table:table-row>
          <table:table-cell table:style-name="Table2.A2" office:value-type="string">
            <text:p text:style-name="P18">Pro<text:span text:style-name="T2">cessing Instruction</text:span></text:p>
          </table:table-cell>
          <table:table-cell table:number-columns-spanned="3">
            <table:table table:is-sub-table="true">
              <table:table-column table:style-name="Table2.B3.1"/>
              <table:table-column table:style-name="Table2.B3.2"/>
              <table:table-column table:style-name="Table2.B3.3"/>
              <table:table-column table:style-name="Table2.C"/>
              <table:table-column table:style-name="Table2.B3.5"/>
              <table:table-row>
                <table:table-cell table:style-name="Table2.B2.1.1" table:number-columns-spanned="3" office:value-type="string">
                  <text:p text:style-name="P56"><text:a xlink:type="simple" xlink:href="http://www.zkoss.org/doc/devref/ch02s02s01.html"><text:span text:style-name="T35">The component Directive</text:span></text:a></text:p>
                </table:table-cell>
                <table:covered-table-cell/>
                <table:covered-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A2" office:value-type="string">
                  <text:p text:style-name="P59">attributes</text:p>
                </table:table-cell>
                <table:table-cell table:number-columns-spanned="4">
                  <table:table table:is-sub-table="true">
                    <table:table-column table:style-name="Table2.B3.2.2.1"/>
                    <table:table-column table:style-name="Table2.C"/>
                    <table:table-column table:style-name="Table2.B3.2.2.3"/>
                    <table:table-row>
                      <table:table-cell table:style-name="Table2.B2.1.1" office:value-type="string">
                        <text:p text:style-name="P58">class </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extend </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8">macroURI </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8">name </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8">moldURI </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8">moldName </text:p>
                      </table:table-cell>
                      <table:table-cell table:style-name="Table2.A2" office:value-type="string">
                        <text:p text:style-name="P57">O</text:p>
                      </table:table-cell>
                      <table:table-cell table:style-name="Table2.B2.3.1" office:value-type="string">
                        <text:p text:style-name="Table_20_Contents"/>
                      </table:table-cell>
                    </table:table-row>
                  </table:table>
                </table:table-cell>
                <table:covered-table-cell/>
                <table:covered-table-cell/>
                <table:covered-table-cell/>
              </table:table-row>
              <table:table-row>
                <table:table-cell table:number-columns-spanned="4">
                  <table:table table:is-sub-table="true">
                    <table:table-column table:style-name="Table2.B3.1.3.1"/>
                    <table:table-column table:style-name="Table2.B3.1.3.2"/>
                    <table:table-column table:style-name="Table2.B3.1.3.3"/>
                    <table:table-row>
                      <table:table-cell table:style-name="Table2.B2.1.1" table:number-columns-spanned="2" office:value-type="string">
                        <text:p text:style-name="P56"><text:a xlink:type="simple" xlink:href="http://www.zkoss.org/doc/devref/ch02s02s02.html"><text:span text:style-name="T36">The evaluator Directive</text:span></text:a></text:p>
                      </table:table-cell>
                      <table:covered-table-cell/>
                      <table:table-cell table:style-name="Table2.A2" office:value-type="string">
                        <text:p text:style-name="P57">X</text:p>
                      </table:table-cell>
                    </table:table-row>
                    <table:table-row>
                      <table:table-cell table:style-name="Table2.A2" office:value-type="string">
                        <text:p text:style-name="P60">att<text:span text:style-name="T2">ributes</text:span></text:p>
                      </table:table-cell>
                      <table:table-cell table:number-columns-spanned="2">
                        <table:table table:is-sub-table="true">
                          <table:table-column table:style-name="Table2.B3.1.3.2.2.1"/>
                          <table:table-column table:style-name="Table2.B3.1.3.2.2.2"/>
                          <table:table-row>
                            <table:table-cell table:style-name="Table2.B2.1.1" office:value-type="string">
                              <text:p text:style-name="P56">class</text:p>
                            </table:table-cell>
                            <table:table-cell table:style-name="Table2.A2" office:value-type="string">
                              <text:p text:style-name="P57">X</text:p>
                            </table:table-cell>
                          </table:table-row>
                          <table:table-row>
                            <table:table-cell table:style-name="Table2.B2.1.1" office:value-type="string">
                              <text:p text:style-name="P56">imp<text:span text:style-name="T2">ort</text:span></text:p>
                            </table:table-cell>
                            <table:table-cell table:style-name="Table2.A2" office:value-type="string">
                              <text:p text:style-name="P57">X</text:p>
                            </table:table-cell>
                          </table:table-row>
                        </table:table>
                      </table:table-cell>
                      <table:covered-table-cell/>
                    </table:table-row>
                  </table:table>
                </table:table-cell>
                <table:covered-table-cell/>
                <table:covered-table-cell/>
                <table:covered-table-cell/>
                <table:table-cell table:style-name="Table2.B2.3.1" office:value-type="string">
                  <text:p text:style-name="P61"/>
                </table:table-cell>
              </table:table-row>
              <table:table-row>
                <table:table-cell table:number-columns-spanned="4">
                  <table:table table:is-sub-table="true">
                    <table:table-column table:style-name="Table2.B3.1.3.1"/>
                    <table:table-column table:style-name="Table2.B3.1.3.2"/>
                    <table:table-column table:style-name="Table2.B3.1.3.3"/>
                    <table:table-row>
                      <table:table-cell table:style-name="Table2.B2.1.1" table:number-columns-spanned="2" office:value-type="string">
                        <text:p text:style-name="P56"><text:a xlink:type="simple" xlink:href="http://www.zkoss.org/doc/devref/ch02s02s03.html"><text:span text:style-name="T36">The forward Directive</text:span></text:a></text:p>
                      </table:table-cell>
                      <table:covered-table-cell/>
                      <table:table-cell table:style-name="Table2.A2" office:value-type="string">
                        <text:p text:style-name="P57">*</text:p>
                      </table:table-cell>
                    </table:table-row>
                    <table:table-row>
                      <table:table-cell table:style-name="Table2.A2" office:value-type="string">
                        <text:p text:style-name="P60">att<text:span text:style-name="T2">ribute</text:span></text:p>
                      </table:table-cell>
                      <table:table-cell table:style-name="Table2.B2.1.1" office:value-type="string">
                        <text:p text:style-name="P56">uri </text:p>
                      </table:table-cell>
                      <table:table-cell table:style-name="Table2.A2" office:value-type="string">
                        <text:p text:style-name="P57">*</text:p>
                      </table:table-cell>
                    </table:table-row>
                  </table:table>
                </table:table-cell>
                <table:covered-table-cell/>
                <table:covered-table-cell/>
                <table:covered-table-cell/>
                <table:table-cell table:style-name="Table2.B2.3.1" office:value-type="string">
                  <text:p text:style-name="P61">Not very useful because you can use &lt;JSP:forward&gt; instead</text:p>
                </table:table-cell>
              </table:table-row>
              <table:table-row>
                <table:table-cell table:number-columns-spanned="4">
                  <table:table table:is-sub-table="true">
                    <table:table-column table:style-name="Table2.B3.1.5.1"/>
                    <table:table-column table:style-name="Table2.B3.1.5.2"/>
                    <table:table-column table:style-name="Table2.B3.1.3.2.2.2"/>
                    <table:table-row>
                      <table:table-cell table:style-name="Table2.B2.1.1" table:number-columns-spanned="2" office:value-type="string">
                        <text:p text:style-name="P56"><text:a xlink:type="simple" xlink:href="http://www.zkoss.org/doc/devref/ch02s02s04.html"><text:span text:style-name="T36">The import Directive</text:span></text:a></text:p>
                      </table:table-cell>
                      <table:covered-table-cell/>
                      <table:table-cell table:style-name="Table2.A2" office:value-type="string">
                        <text:p text:style-name="P57">*</text:p>
                      </table:table-cell>
                    </table:table-row>
                    <table:table-row>
                      <table:table-cell table:style-name="Table2.A2" office:value-type="string">
                        <text:p text:style-name="P60">att<text:span text:style-name="T2">ributes</text:span></text:p>
                      </table:table-cell>
                      <table:table-cell table:number-columns-spanned="2">
                        <table:table table:is-sub-table="true">
                          <table:table-column table:style-name="Table2.B3.1.5.2"/>
                          <table:table-column table:style-name="Table2.B3.1.3.2.2.2"/>
                          <table:table-row>
                            <table:table-cell table:style-name="Table2.B2.1.1" office:value-type="string">
                              <text:p text:style-name="P56">uri</text:p>
                            </table:table-cell>
                            <table:table-cell table:style-name="Table2.A2" office:value-type="string">
                              <text:p text:style-name="P57">*</text:p>
                            </table:table-cell>
                          </table:table-row>
                          <table:table-row>
                            <table:table-cell table:style-name="Table2.B2.1.1" office:value-type="string">
                              <text:p text:style-name="P58">directives</text:p>
                            </table:table-cell>
                            <table:table-cell table:style-name="Table2.A2" office:value-type="string">
                              <text:p text:style-name="P57">*</text:p>
                            </table:table-cell>
                          </table:table-row>
                        </table:table>
                      </table:table-cell>
                      <table:covered-table-cell/>
                    </table:table-row>
                  </table:table>
                </table:table-cell>
                <table:covered-table-cell/>
                <table:covered-table-cell/>
                <table:covered-table-cell/>
                <table:table-cell table:style-name="Table2.B2.3.1" office:value-type="string">
                  <text:p text:style-name="P61">Not very useful because you can use &lt;JSP:include&gt; to include a JSP page for setting purpose.</text:p>
                </table:table-cell>
              </table:table-row>
              <table:table-row>
                <table:table-cell table:style-name="Table2.B2.1.1" table:number-columns-spanned="3" office:value-type="string">
                  <text:p text:style-name="P56"><text:a xlink:type="simple" xlink:href="http://www.zkoss.org/doc/devref/ch02s02s05.html"><text:span text:style-name="T36">The init Directive</text:span></text:a></text:p>
                </table:table-cell>
                <table:covered-table-cell/>
                <table:covered-table-cell/>
                <table:table-cell table:style-name="Table2.A2" office:value-type="string">
                  <text:p text:style-name="P57">O</text:p>
                </table:table-cell>
                <table:table-cell table:style-name="Table2.B2.3.1" office:value-type="string">
                  <text:p text:style-name="P19"/>
                </table:table-cell>
              </table:table-row>
              <table:table-row>
                <table:table-cell table:style-name="Table2.A2" table:number-columns-spanned="2" office:value-type="string">
                  <text:p text:style-name="P60">att<text:span text:style-name="T2">ributes</text:span></text:p>
                </table:table-cell>
                <table:covered-table-cell/>
                <table:table-cell table:number-columns-spanned="3">
                  <table:table table:is-sub-table="true">
                    <table:table-column table:style-name="Table2.B3.3.7.1"/>
                    <table:table-column table:style-name="Table2.C"/>
                    <table:table-column table:style-name="Table2.B3.2.2.3"/>
                    <table:table-row>
                      <table:table-cell table:style-name="Table2.B2.1.1" office:value-type="string">
                        <text:p text:style-name="P56">class</text:p>
                      </table:table-cell>
                      <table:table-cell table:style-name="Table2.A2" office:value-type="string">
                        <text:p text:style-name="P57">*</text:p>
                      </table:table-cell>
                      <table:table-cell table:style-name="Table2.B2.3.1" office:value-type="string">
                        <text:p text:style-name="P62">Cha<text:span text:style-name="T2">nge to </text:span><text:span text:style-name="T37">use</text:span><text:span text:style-name="T2"> attribute</text:span></text:p>
                      </table:table-cell>
                    </table:table-row>
                    <table:table-row>
                      <table:table-cell table:style-name="Table2.B2.1.1" office:value-type="string">
                        <text:p text:style-name="P56">zscript</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arg0, arg1...</text:p>
                      </table:table-cell>
                      <table:table-cell table:style-name="Table2.A2" office:value-type="string">
                        <text:p text:style-name="P57">O</text:p>
                      </table:table-cell>
                      <table:table-cell table:style-name="Table2.B2.3.1" office:value-type="string">
                        <text:p text:style-name="Table_20_Contents"/>
                      </table:table-cell>
                    </table:table-row>
                  </table:table>
                </table:table-cell>
                <table:covered-table-cell/>
                <table:covered-table-cell/>
              </table:table-row>
              <table:table-row>
                <table:table-cell table:number-columns-spanned="4">
                  <table:table table:is-sub-table="true">
                    <table:table-column table:style-name="Table2.B3.1.5.1"/>
                    <table:table-column table:style-name="Table2.B3.1.5.2"/>
                    <table:table-column table:style-name="Table2.B3.1.3.2.2.2"/>
                    <table:table-row table:style-name="Table2.B3.1.8.1">
                      <table:table-cell table:style-name="Table2.B2.1.1" table:number-columns-spanned="2" office:value-type="string">
                        <text:p text:style-name="P56"><text:a xlink:type="simple" xlink:href="http://www.zkoss.org/doc/devref/ch02s02s06.html"><text:span text:style-name="T36">The link and meta Directives</text:span></text:a></text:p>
                      </table:table-cell>
                      <table:covered-table-cell/>
                      <table:table-cell table:style-name="Table2.A2" office:value-type="string">
                        <text:p text:style-name="P57">*</text:p>
                      </table:table-cell>
                    </table:table-row>
                    <table:table-row>
                      <table:table-cell table:style-name="Table2.A2" office:value-type="string">
                        <text:p text:style-name="P60">att<text:span text:style-name="T2">ributes</text:span></text:p>
                      </table:table-cell>
                      <table:table-cell table:number-columns-spanned="2">
                        <table:table table:is-sub-table="true">
                          <table:table-column table:style-name="Table2.B3.1.5.2"/>
                          <table:table-column table:style-name="Table2.B3.1.3.2.2.2"/>
                          <table:table-row>
                            <table:table-cell table:style-name="Table2.B2.1.1" office:value-type="string">
                              <text:p text:style-name="P56">href</text:p>
                            </table:table-cell>
                            <table:table-cell table:style-name="Table2.A2" office:value-type="string">
                              <text:p text:style-name="P57">*</text:p>
                            </table:table-cell>
                          </table:table-row>
                          <table:table-row>
                            <table:table-cell table:style-name="Table2.B2.1.1" office:value-type="string">
                              <text:p text:style-name="P56">name0, name1...</text:p>
                            </table:table-cell>
                            <table:table-cell table:style-name="Table2.A2" office:value-type="string">
                              <text:p text:style-name="P57">*</text:p>
                            </table:table-cell>
                          </table:table-row>
                        </table:table>
                      </table:table-cell>
                      <table:covered-table-cell/>
                    </table:table-row>
                  </table:table>
                </table:table-cell>
                <table:covered-table-cell/>
                <table:covered-table-cell/>
                <table:covered-table-cell/>
                <table:table-cell table:style-name="Table2.B2.3.1" office:value-type="string">
                  <text:p text:style-name="P61">Directly write them in JSP documents.</text:p>
                </table:table-cell>
              </table:table-row>
              <table:table-row>
                <table:table-cell table:number-columns-spanned="4">
                  <table:table table:is-sub-table="true">
                    <table:table-column table:style-name="Table2.B3.1.9.1"/>
                    <table:table-column table:style-name="Table2.B3.1.9.2"/>
                    <table:table-column table:style-name="Table2.B3.1.3.2.2.2"/>
                    <table:table-row>
                      <table:table-cell table:style-name="Table2.B2.1.1" table:number-columns-spanned="2" office:value-type="string">
                        <text:p text:style-name="P56"><text:a xlink:type="simple" xlink:href="http://www.zkoss.org/doc/devref/ch02s02s07.html"><text:span text:style-name="T36">The page Directive</text:span></text:a></text:p>
                      </table:table-cell>
                      <table:covered-table-cell/>
                      <table:table-cell table:style-name="Table2.A2" office:value-type="string">
                        <text:p text:style-name="P57">*</text:p>
                      </table:table-cell>
                    </table:table-row>
                    <table:table-row>
                      <table:table-cell table:style-name="Table2.A2" office:value-type="string">
                        <text:p text:style-name="P60">att<text:span text:style-name="T2">ributes</text:span></text:p>
                      </table:table-cell>
                      <table:table-cell table:number-columns-spanned="2">
                        <table:table table:is-sub-table="true">
                          <table:table-column table:style-name="Table2.B3.1.9.2"/>
                          <table:table-column table:style-name="Table2.B3.1.3.2.2.2"/>
                          <table:table-row>
                            <table:table-cell table:style-name="Table2.B2.1.1" office:value-type="string">
                              <text:p text:style-name="P56">cacheable</text:p>
                            </table:table-cell>
                            <table:table-cell table:style-name="Table2.A2" office:value-type="string">
                              <text:p text:style-name="P57">*</text:p>
                            </table:table-cell>
                          </table:table-row>
                          <table:table-row>
                            <table:table-cell table:style-name="Table2.B2.1.1" office:value-type="string">
                              <text:p text:style-name="P56">com<text:span text:style-name="T2">plete</text:span></text:p>
                            </table:table-cell>
                            <table:table-cell table:style-name="Table2.A2" office:value-type="string">
                              <text:p text:style-name="P57">*</text:p>
                            </table:table-cell>
                          </table:table-row>
                          <table:table-row>
                            <table:table-cell table:style-name="Table2.B2.1.1" office:value-type="string">
                              <text:p text:style-name="P56">con<text:span text:style-name="T2">tentType</text:span></text:p>
                            </table:table-cell>
                            <table:table-cell table:style-name="Table2.A2" office:value-type="string">
                              <text:p text:style-name="P57">*</text:p>
                            </table:table-cell>
                          </table:table-row>
                          <table:table-row>
                            <table:table-cell table:style-name="Table2.B2.1.1" office:value-type="string">
                              <text:p text:style-name="P56">docType</text:p>
                            </table:table-cell>
                            <table:table-cell table:style-name="Table2.A2" office:value-type="string">
                              <text:p text:style-name="P57">*</text:p>
                            </table:table-cell>
                          </table:table-row>
                          <table:table-row>
                            <table:table-cell table:style-name="Table2.B2.1.1" office:value-type="string">
                              <text:p text:style-name="P56">id</text:p>
                            </table:table-cell>
                            <table:table-cell table:style-name="Table2.A2" office:value-type="string">
                              <text:p text:style-name="P57">O</text:p>
                            </table:table-cell>
                          </table:table-row>
                          <table:table-row>
                            <table:table-cell table:style-name="Table2.B2.1.1" office:value-type="string">
                              <text:p text:style-name="P56">language</text:p>
                            </table:table-cell>
                            <table:table-cell table:style-name="Table2.A2" office:value-type="string">
                              <text:p text:style-name="P57">O</text:p>
                            </table:table-cell>
                          </table:table-row>
                          <table:table-row>
                            <table:table-cell table:style-name="Table2.B2.1.1" office:value-type="string">
                              <text:p text:style-name="P56">style</text:p>
                            </table:table-cell>
                            <table:table-cell table:style-name="Table2.A2" office:value-type="string">
                              <text:p text:style-name="P57">O</text:p>
                            </table:table-cell>
                          </table:table-row>
                          <table:table-row>
                            <table:table-cell table:style-name="Table2.B2.1.1" office:value-type="string">
                              <text:p text:style-name="P56">title</text:p>
                            </table:table-cell>
                            <table:table-cell table:style-name="Table2.A2" office:value-type="string">
                              <text:p text:style-name="P57">O</text:p>
                            </table:table-cell>
                          </table:table-row>
                          <table:table-row>
                            <table:table-cell table:style-name="Table2.B2.1.1" office:value-type="string">
                              <text:p text:style-name="P56">xml</text:p>
                            </table:table-cell>
                            <table:table-cell table:style-name="Table2.A2" office:value-type="string">
                              <text:p text:style-name="P57">*</text:p>
                            </table:table-cell>
                          </table:table-row>
                          <table:table-row>
                            <table:table-cell table:style-name="Table2.B2.1.1" office:value-type="string">
                              <text:p text:style-name="P56">zscriptLanguage</text:p>
                            </table:table-cell>
                            <table:table-cell table:style-name="Table2.A2" office:value-type="string">
                              <text:p text:style-name="P57">O</text:p>
                            </table:table-cell>
                          </table:table-row>
                        </table:table>
                      </table:table-cell>
                      <table:covered-table-cell/>
                    </table:table-row>
                  </table:table>
                </table:table-cell>
                <table:covered-table-cell/>
                <table:covered-table-cell/>
                <table:covered-table-cell/>
                <table:table-cell table:style-name="Table2.B2.3.1" office:value-type="string">
                  <text:p text:style-name="P61">Implemented by tag: &lt;zk:page&gt;<text:line-break/><text:span text:style-name="T28">contentType,docType and xml could be written directly on JSP document.</text:span></text:p>
                  <text:p text:style-name="P63">The <text:span text:style-name="T9">complete </text:span><text:span text:style-name="T27">attribute</text:span> is always false in JSP.</text:p>
                  <text:p text:style-name="P64">The <text:span text:style-name="T9">language</text:span> attribute is very rare to change but also implemented.</text:p>
                </table:table-cell>
              </table:table-row>
              <table:table-row>
                <table:table-cell table:number-columns-spanned="4">
                  <table:table table:is-sub-table="true">
                    <table:table-column table:style-name="Table2.B3.1.3.1"/>
                    <table:table-column table:style-name="Table2.B3.1.3.2"/>
                    <table:table-column table:style-name="Table2.B3.1.3.3"/>
                    <table:table-row>
                      <table:table-cell table:style-name="Table2.B2.1.1" table:number-columns-spanned="2" office:value-type="string">
                        <text:p text:style-name="P56"><text:a xlink:type="simple" xlink:href="http://www.zkoss.org/doc/devref/ch02s02s08.html"><text:span text:style-name="T36">The root-attributes Directive</text:span></text:a></text:p>
                      </table:table-cell>
                      <table:covered-table-cell/>
                      <table:table-cell table:style-name="Table2.A2" office:value-type="string">
                        <text:p text:style-name="P57">*</text:p>
                      </table:table-cell>
                    </table:table-row>
                    <table:table-row>
                      <table:table-cell table:style-name="Table2.B2.1.1" office:value-type="string">
                        <text:p text:style-name="P60">att<text:span text:style-name="T2">ribute</text:span></text:p>
                      </table:table-cell>
                      <table:table-cell table:style-name="Table2.B2.1.1" office:value-type="string">
                        <text:p text:style-name="P56">any-name</text:p>
                      </table:table-cell>
                      <table:table-cell table:style-name="Table2.A2" office:value-type="string">
                        <text:p text:style-name="P57">*</text:p>
                      </table:table-cell>
                    </table:table-row>
                  </table:table>
                </table:table-cell>
                <table:covered-table-cell/>
                <table:covered-table-cell/>
                <table:covered-table-cell/>
                <table:table-cell table:style-name="Table2.B2.3.1" office:value-type="string">
                  <text:p text:style-name="P62">Dir<text:span text:style-name="T2">ectly write it on JSP Document</text:span></text:p>
                </table:table-cell>
              </table:table-row>
              <table:table-row>
                <table:table-cell table:number-columns-spanned="4">
                  <table:table table:is-sub-table="true">
                    <table:table-column table:style-name="Table2.B3.1.11.1"/>
                    <table:table-column table:style-name="Table2.B3.1.11.2"/>
                    <table:table-column table:style-name="Table2.B3.1.3.3"/>
                    <table:table-row>
                      <table:table-cell table:style-name="Table2.B2.1.1" table:number-columns-spanned="2" office:value-type="string">
                        <text:p text:style-name="P56"><text:a xlink:type="simple" xlink:href="http://www.zkoss.org/doc/devref/ch02s02s09.html"><text:span text:style-name="T36">The taglib Directive</text:span></text:a></text:p>
                      </table:table-cell>
                      <table:covered-table-cell/>
                      <table:table-cell table:style-name="Table2.A2" office:value-type="string">
                        <text:p text:style-name="P57">*</text:p>
                      </table:table-cell>
                    </table:table-row>
                    <table:table-row>
                      <table:table-cell table:style-name="Table2.A2" office:value-type="string">
                        <text:p text:style-name="P60">att<text:span text:style-name="T2">ributes</text:span></text:p>
                      </table:table-cell>
                      <table:table-cell table:number-columns-spanned="2">
                        <table:table table:is-sub-table="true">
                          <table:table-column table:style-name="Table2.B3.1.11.2.2.1"/>
                          <table:table-column table:style-name="Table2.B3.1.3.2.2.2"/>
                          <table:table-row>
                            <table:table-cell table:style-name="Table2.B2.1.1" office:value-type="string">
                              <text:p text:style-name="P56">uri</text:p>
                            </table:table-cell>
                            <table:table-cell table:style-name="Table2.A2" office:value-type="string">
                              <text:p text:style-name="P57">*</text:p>
                            </table:table-cell>
                          </table:table-row>
                          <table:table-row>
                            <table:table-cell table:style-name="Table2.B2.1.1" office:value-type="string">
                              <text:p text:style-name="P56">pre<text:span text:style-name="T2">fix</text:span></text:p>
                            </table:table-cell>
                            <table:table-cell table:style-name="Table2.A2" office:value-type="string">
                              <text:p text:style-name="P57">*</text:p>
                            </table:table-cell>
                          </table:table-row>
                        </table:table>
                      </table:table-cell>
                      <table:covered-table-cell/>
                    </table:table-row>
                  </table:table>
                </table:table-cell>
                <table:covered-table-cell/>
                <table:covered-table-cell/>
                <table:covered-table-cell/>
                <table:table-cell table:style-name="Table2.B2.3.1" office:value-type="string">
                  <text:p text:style-name="P61">Use JSP &lt;%@taglib%&gt; instead</text:p>
                </table:table-cell>
              </table:table-row>
              <table:table-row>
                <table:table-cell table:style-name="Table2.B2.1.1" table:number-columns-spanned="3" office:value-type="string">
                  <text:p text:style-name="P56"><text:a xlink:type="simple" xlink:href="http://www.zkoss.org/doc/devref/ch02s02s10.html"><text:span text:style-name="T36">The variable-resolver Directive</text:span></text:a></text:p>
                </table:table-cell>
                <table:covered-table-cell/>
                <table:covered-table-cell/>
                <table:table-cell table:style-name="Table2.A2" office:value-type="string">
                  <text:p text:style-name="P57">O</text:p>
                </table:table-cell>
                <table:table-cell table:style-name="Table2.B2.3.1" office:value-type="string">
                  <text:p text:style-name="P62"/>
                </table:table-cell>
              </table:table-row>
              <table:table-row>
                <table:table-cell table:style-name="Table2.A2" office:value-type="string">
                  <text:p text:style-name="P60">att<text:span text:style-name="T2">ributes</text:span></text:p>
                </table:table-cell>
                <table:table-cell table:number-columns-spanned="4">
                  <table:table table:is-sub-table="true">
                    <table:table-column table:style-name="Table2.B3.2.13.1"/>
                    <table:table-column table:style-name="Table2.B3.2.13.2"/>
                    <table:table-column table:style-name="Table2.B3.2.13.3"/>
                    <table:table-row>
                      <table:table-cell table:style-name="Table2.B2.1.1" office:value-type="string">
                        <text:p text:style-name="P56">class</text:p>
                      </table:table-cell>
                      <table:table-cell table:style-name="Table2.A2" office:value-type="string">
                        <text:p text:style-name="P57">*</text:p>
                      </table:table-cell>
                      <table:table-cell table:style-name="Table2.B2.3.1" office:value-type="string">
                        <text:p text:style-name="P62">Chan<text:span text:style-name="T2">ge to </text:span><text:span text:style-name="T37">use</text:span><text:span text:style-name="T2"> attribute</text:span></text:p>
                      </table:table-cell>
                    </table:table-row>
                    <table:table-row>
                      <table:table-cell table:style-name="Table2.B2.1.1" office:value-type="string">
                        <text:p text:style-name="P56">arg0, arg1...</text:p>
                      </table:table-cell>
                      <table:table-cell table:style-name="Table2.A2" office:value-type="string">
                        <text:p text:style-name="P57">O</text:p>
                      </table:table-cell>
                      <table:table-cell table:style-name="Table2.B2.3.1" office:value-type="string">
                        <text:p text:style-name="P62"/>
                      </table:table-cell>
                    </table:table-row>
                  </table:table>
                </table:table-cell>
                <table:covered-table-cell/>
                <table:covered-table-cell/>
                <table:covered-table-cell/>
              </table:table-row>
              <table:table-row>
                <table:table-cell table:style-name="Table2.B2.1.1" table:number-columns-spanned="3" office:value-type="string">
                  <text:p text:style-name="P56"><text:a xlink:type="simple" xlink:href="http://www.zkoss.org/doc/devref/ch02s02s11.html"><text:span text:style-name="T36">The xel-method Directive</text:span></text:a></text:p>
                </table:table-cell>
                <table:covered-table-cell/>
                <table:covered-table-cell/>
                <table:table-cell table:style-name="Table2.A2" office:value-type="string">
                  <text:p text:style-name="P57">X</text:p>
                </table:table-cell>
                <table:table-cell table:style-name="Table2.B2.3.1" office:value-type="string">
                  <text:p text:style-name="P61"/>
                </table:table-cell>
              </table:table-row>
            </table:table>
          </table:table-cell>
          <table:covered-table-cell/>
          <table:covered-table-cell/>
        </table:table-row>
        <table:table-row>
          <table:table-cell table:style-name="Table2.A2" office:value-type="string">
            <text:p text:style-name="P18">ZK Elements </text:p>
          </table:table-cell>
          <table:table-cell table:number-columns-spanned="3">
            <table:table table:is-sub-table="true">
              <table:table-column table:style-name="Table2.B4.1"/>
              <table:table-column table:style-name="Table2.B4.2"/>
              <table:table-column table:style-name="Table2.C"/>
              <table:table-column table:style-name="Table2.B4.4"/>
              <table:table-row>
                <table:table-cell table:style-name="Table2.B2.1.1" table:number-columns-spanned="2" office:value-type="string">
                  <text:p text:style-name="P56"><text:a xlink:type="simple" xlink:href="http://www.zkoss.org/doc/devref/ch02s03s01.html"><text:span text:style-name="T35">The XML Namespace</text:span></text:a></text:p>
                </table:table-cell>
                <table:covered-table-cell/>
                <table:table-cell table:style-name="Table2.A2" office:value-type="string">
                  <text:p text:style-name="P57">*</text:p>
                </table:table-cell>
                <table:table-cell table:style-name="Table2.B2.3.1" office:value-type="string">
                  <text:p text:style-name="P62">Use JSP ins<text:span text:style-name="T2">tead</text:span></text:p>
                </table:table-cell>
              </table:table-row>
              <table:table-row>
                <table:table-cell table:style-name="Table2.B2.1.1" table:number-columns-spanned="2" office:value-type="string">
                  <text:p text:style-name="P56"><text:a xlink:type="simple" xlink:href="http://www.zkoss.org/doc/devref/ch02s03s02.html"><text:span text:style-name="T36">The attribute Element</text:span></text:a></text:p>
                </table:table-cell>
                <table:covered-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A2" office:value-type="string">
                  <text:p text:style-name="P60">att<text:span text:style-name="T2">ributes</text:span></text:p>
                </table:table-cell>
                <table:table-cell table:number-columns-spanned="3">
                  <table:table table:is-sub-table="true">
                    <table:table-column table:style-name="Table2.B4.2.3.1"/>
                    <table:table-column table:style-name="Table2.C"/>
                    <table:table-column table:style-name="Table2.B4.2.3.3"/>
                    <table:table-row>
                      <table:table-cell table:style-name="Table2.B2.1.1" office:value-type="string">
                        <text:p text:style-name="P56">name</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56">trim</text:p>
                      </table:table-cell>
                      <table:table-cell table:style-name="Table2.A2" office:value-type="string">
                        <text:p text:style-name="P57">O</text:p>
                      </table:table-cell>
                      <table:table-cell table:style-name="Table2.B2.3.1" office:value-type="string">
                        <text:p text:style-name="Table_20_Contents"/>
                      </table:table-cell>
                    </table:table-row>
                  </table:table>
                </table:table-cell>
                <table:covered-table-cell/>
                <table:covered-table-cell/>
              </table:table-row>
              <table:table-row>
                <table:table-cell table:style-name="Table2.B2.1.1" table:number-columns-spanned="2" office:value-type="string">
                  <text:p text:style-name="P56"><text:a xlink:type="simple" xlink:href="http://www.zkoss.org/doc/devref/ch02s03s03.html"><text:span text:style-name="T36">The custom-attributes Element</text:span></text:a></text:p>
                </table:table-cell>
                <table:covered-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60">att<text:span text:style-name="T2">ribute</text:span></text:p>
                </table:table-cell>
                <table:table-cell table:style-name="Table2.B2.1.1" office:value-type="string">
                  <text:p text:style-name="P56">scope</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table:number-columns-spanned="2" office:value-type="string">
                  <text:p text:style-name="P56"><text:a xlink:type="simple" xlink:href="http://www.zkoss.org/doc/devref/ch02s03s04.html"><text:span text:style-name="T35">The variables Element</text:span></text:a></text:p>
                </table:table-cell>
                <table:covered-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office:value-type="string">
                  <text:p text:style-name="P60">att<text:span text:style-name="T2">ribute</text:span></text:p>
                </table:table-cell>
                <table:table-cell table:style-name="Table2.B2.1.1" office:value-type="string">
                  <text:p text:style-name="P56">local</text:p>
                </table:table-cell>
                <table:table-cell table:style-name="Table2.A2" office:value-type="string">
                  <text:p text:style-name="P57">O</text:p>
                </table:table-cell>
                <table:table-cell table:style-name="Table2.B2.3.1" office:value-type="string">
                  <text:p text:style-name="Table_20_Contents"/>
                </table:table-cell>
              </table:table-row>
              <table:table-row>
                <table:table-cell table:style-name="Table2.B2.1.1" table:number-columns-spanned="2" office:value-type="string">
                  <text:p text:style-name="P56"><text:a xlink:type="simple" xlink:href="http://www.zkoss.org/doc/devref/ch02s03s05.html"><text:span text:style-name="T35">The zk Element</text:span></text:a></text:p>
                </table:table-cell>
                <table:covered-table-cell/>
                <table:table-cell table:style-name="Table2.A2" office:value-type="string">
                  <text:p text:style-name="P57">X</text:p>
                </table:table-cell>
                <table:table-cell table:style-name="Table2.B2.3.1" office:value-type="string">
                  <text:p text:style-name="P61">Useless in JSP</text:p>
                </table:table-cell>
              </table:table-row>
              <table:table-row>
                <table:table-cell table:style-name="Table2.B2.1.1" table:number-columns-spanned="2" office:value-type="string">
                  <text:p text:style-name="P56"><text:a xlink:type="simple" xlink:href="http://www.zkoss.org/doc/devref/ch02s03s06.html"><text:span text:style-name="T35">The zscript Element</text:span></text:a></text:p>
                </table:table-cell>
                <table:covered-table-cell/>
                <table:table-cell table:style-name="Table2.A2" office:value-type="string">
                  <text:p text:style-name="P57">O</text:p>
                </table:table-cell>
                <table:table-cell table:style-name="Table2.B2.3.1" office:value-type="string">
                  <text:p text:style-name="P62"/>
                </table:table-cell>
              </table:table-row>
              <table:table-row>
                <table:table-cell table:style-name="Table2.A2" office:value-type="string">
                  <text:p text:style-name="P60">att<text:span text:style-name="T2">ribute</text:span></text:p>
                </table:table-cell>
                <table:table-cell table:number-columns-spanned="3">
                  <table:table table:is-sub-table="true">
                    <table:table-column table:style-name="Table2.B4.2.3.1"/>
                    <table:table-column table:style-name="Table2.C"/>
                    <table:table-column table:style-name="Table2.B4.2.3.3"/>
                    <table:table-row>
                      <table:table-cell table:style-name="Table2.B2.1.1" office:value-type="string">
                        <text:p text:style-name="P56">language</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56">def<text:span text:style-name="T2">erred</text:span></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56">src</text:p>
                      </table:table-cell>
                      <table:table-cell table:style-name="Table2.A2" office:value-type="string">
                        <text:p text:style-name="P57">O</text:p>
                      </table:table-cell>
                      <table:table-cell table:style-name="Table2.B2.3.1" office:value-type="string">
                        <text:p text:style-name="P62"/>
                      </table:table-cell>
                    </table:table-row>
                  </table:table>
                </table:table-cell>
                <table:covered-table-cell/>
                <table:covered-table-cell/>
              </table:table-row>
            </table:table>
          </table:table-cell>
          <table:covered-table-cell/>
          <table:covered-table-cell/>
        </table:table-row>
        <table:table-row>
          <table:table-cell table:style-name="Table2.A2" office:value-type="string">
            <text:p text:style-name="P18">ZK Att<text:span text:style-name="T2">ributes</text:span></text:p>
          </table:table-cell>
          <table:table-cell table:number-columns-spanned="3">
            <table:table table:is-sub-table="true">
              <table:table-column table:style-name="Table2.B"/>
              <table:table-column table:style-name="Table2.C"/>
              <table:table-column table:style-name="Table2.D"/>
              <table:table-row>
                <table:table-cell table:style-name="Table2.B2.1.1" office:value-type="string">
                  <text:p text:style-name="List_20_Heading"><text:a xlink:type="simple" xlink:href="http://www.zkoss.org/doc/devref/ch02s04s01.html"><text:span text:style-name="T38">The apply Attribute</text:span></text:a></text:p>
                </table:table-cell>
                <table:table-cell table:style-name="Table2.A2" office:value-type="string">
                  <text:p text:style-name="P57">O</text:p>
                </table:table-cell>
                <table:table-cell table:style-name="Table2.B2.3.1" office:value-type="string">
                  <text:p text:style-name="P62"/>
                </table:table-cell>
              </table:table-row>
              <table:table-row>
                <table:table-cell table:number-columns-spanned="2">
                  <table:table table:is-sub-table="true">
                    <table:table-column table:style-name="Table2.B5.1.2.1"/>
                    <table:table-column table:style-name="Table2.B3.1.3.2.2.2"/>
                    <table:table-row>
                      <table:table-cell table:style-name="Table2.B2.1.1" office:value-type="string">
                        <text:p text:style-name="P56"><text:a xlink:type="simple" xlink:href="http://www.zkoss.org/doc/devref/ch02s04s02.html"><text:span text:style-name="T38">The forEach Attribute</text:span></text:a></text:p>
                      </table:table-cell>
                      <table:table-cell table:style-name="Table2.A2" office:value-type="string">
                        <text:p text:style-name="P57">*</text:p>
                      </table:table-cell>
                    </table:table-row>
                    <table:table-row table:style-name="Table2.B5.1.2.2">
                      <table:table-cell table:style-name="Table2.B2.1.1" office:value-type="string">
                        <text:p text:style-name="P56"><text:a xlink:type="simple" xlink:href="http://www.zkoss.org/doc/devref/ch02s04s03.html"><text:span text:style-name="T38">The forEachBegin Attribute</text:span></text:a></text:p>
                      </table:table-cell>
                      <table:table-cell table:style-name="Table2.A2" office:value-type="string">
                        <text:p text:style-name="P57">*</text:p>
                      </table:table-cell>
                    </table:table-row>
                    <table:table-row table:style-name="Table2.B5.1.2.3">
                      <table:table-cell table:style-name="Table2.B2.1.1" office:value-type="string">
                        <text:p text:style-name="P56"><text:a xlink:type="simple" xlink:href="http://www.zkoss.org/doc/devref/ch02s04s04.html"><text:span text:style-name="T38">The forEachEnd Attribute</text:span></text:a></text:p>
                      </table:table-cell>
                      <table:table-cell table:style-name="Table2.A2" office:value-type="string">
                        <text:p text:style-name="P57">*</text:p>
                      </table:table-cell>
                    </table:table-row>
                  </table:table>
                </table:table-cell>
                <table:covered-table-cell/>
                <table:table-cell>
                  <table:table table:is-sub-table="true">
                    <table:table-column table:style-name="Table2.D"/>
                    <table:table-row table:style-name="Table2.B5.3.2.1">
                      <table:table-cell table:style-name="Table2.B2.3.1" office:value-type="string">
                        <text:p text:style-name="P61">Use JSTL <text:span text:style-name="T9">forEach</text:span> tag</text:p>
                      </table:table-cell>
                    </table:table-row>
                    <table:table-row table:style-name="Table2.B5.3.2.2">
                      <table:table-cell table:style-name="Table2.B2.3.1" office:value-type="string">
                        <text:p text:style-name="P61">Use &lt;c:forEach begin&gt; </text:p>
                      </table:table-cell>
                    </table:table-row>
                    <table:table-row table:style-name="Table2.B5.3.2.3">
                      <table:table-cell table:style-name="Table2.B2.3.1" office:value-type="string">
                        <text:p text:style-name="P61">Use &lt;c:forEach end&gt; </text:p>
                      </table:table-cell>
                    </table:table-row>
                  </table:table>
                </table:table-cell>
              </table:table-row>
              <table:table-row>
                <table:table-cell table:style-name="Table2.B2.1.1" office:value-type="string">
                  <text:p text:style-name="P56"><text:a xlink:type="simple" xlink:href="http://www.zkoss.org/doc/devref/ch02s04s05.html"><text:span text:style-name="T38">The forward Attribute</text:span></text:a></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56"><text:a xlink:type="simple" xlink:href="http://www.zkoss.org/doc/devref/ch02s04s06.html"><text:span text:style-name="T38">The fulfill Attribute</text:span></text:a></text:p>
                </table:table-cell>
                <table:table-cell table:style-name="Table2.A2" office:value-type="string">
                  <text:p text:style-name="P57">X</text:p>
                </table:table-cell>
                <table:table-cell table:style-name="Table2.B2.3.1" office:value-type="string">
                  <text:p text:style-name="P61">JSP Specification Violation</text:p>
                </table:table-cell>
              </table:table-row>
              <table:table-row>
                <table:table-cell table:style-name="Table2.B2.1.1" office:value-type="string">
                  <text:p text:style-name="P56"><text:a xlink:type="simple" xlink:href="http://www.zkoss.org/doc/devref/ch02s04s07.html"><text:span text:style-name="T38">The if Attribute</text:span></text:a></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56"><text:a xlink:type="simple" xlink:href="http://www.zkoss.org/doc/devref/ch02s04s08.html"><text:span text:style-name="T38">The unless Attribute</text:span></text:a></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56"><text:a xlink:type="simple" xlink:href="http://www.zkoss.org/doc/devref/ch02s04s09.html"><text:span text:style-name="T38">The use Attribute</text:span></text:a></text:p>
                </table:table-cell>
                <table:table-cell table:style-name="Table2.A2" office:value-type="string">
                  <text:p text:style-name="P57">O</text:p>
                </table:table-cell>
                <table:table-cell table:style-name="Table2.B2.3.1" office:value-type="string">
                  <text:p text:style-name="P62"/>
                </table:table-cell>
              </table:table-row>
            </table:table>
          </table:table-cell>
          <table:covered-table-cell/>
          <table:covered-table-cell/>
        </table:table-row>
        <table:table-row>
          <table:table-cell table:style-name="Table2.A2" office:value-type="string">
            <text:p text:style-name="P18">ZK Com<text:span text:style-name="T2">ponents</text:span></text:p>
          </table:table-cell>
          <table:table-cell table:number-columns-spanned="3">
            <table:table table:is-sub-table="true">
              <table:table-column table:style-name="Table2.B"/>
              <table:table-column table:style-name="Table2.C"/>
              <table:table-column table:style-name="Table2.D"/>
              <table:table-row>
                <table:table-cell table:style-name="Table2.B2.1.1" office:value-type="string">
                  <text:p text:style-name="P65"><text:a xlink:type="simple" xlink:href="http://www.zkoss.org/doc/devref/ch04.html"><text:span text:style-name="T35">The XUL Components</text:span></text:a><text:span text:style-name="T39"> </text:span></text:p>
                </table:table-cell>
                <table:table-cell table:style-name="Table2.A2" office:value-type="string">
                  <text:p text:style-name="P57">O</text:p>
                </table:table-cell>
                <table:table-cell table:style-name="Table2.B2.3.1" office:value-type="string">
                  <text:p text:style-name="P62"/>
                </table:table-cell>
              </table:table-row>
              <table:table-row>
                <table:table-cell table:style-name="Table2.B2.1.1" office:value-type="string">
                  <text:p text:style-name="P18"><text:a xlink:type="simple" xlink:href="http://www.zkoss.org/doc/devref/ch05.html"><text:span text:style-name="T35">The XHTML Components</text:span></text:a><text:span text:style-name="T39"> </text:span></text:p>
                </table:table-cell>
                <table:table-cell table:style-name="Table2.A2" office:value-type="string">
                  <text:p text:style-name="P57">*</text:p>
                </table:table-cell>
                <table:table-cell table:style-name="Table2.B2.3.1" office:value-type="string">
                  <text:p text:style-name="P61">Use HTML directly</text:p>
                </table:table-cell>
              </table:table-row>
            </table:table>
          </table:table-cell>
          <table:covered-table-cell/>
          <table:covered-table-cell/>
        </table:table-row>
      </table:table>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8</text:page-number> of <text:page-count>1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date>2008-04-09T09:19:31</dc:date>
    <dc:language>en-US</dc:language>
    <meta:editing-cycles>1436</meta:editing-cycles>
    <meta:editing-duration>P6DT6H58M51S</meta:editing-duration>
    <meta:user-defined meta:name="Info 1"/>
    <meta:user-defined meta:name="Info 2"/>
    <meta:user-defined meta:name="Info 3"/>
    <meta:user-defined meta:name="Info 4"/>
    <meta:document-statistic meta:table-count="2" meta:image-count="1" meta:object-count="0" meta:page-count="18" meta:paragraph-count="476" meta:word-count="2798" meta:character-count="17904"/>
  </office:meta>
</office:document-meta>
</file>